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20000031300000179D6FE9F2D.eps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6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14cm" fo:min-width="8.6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3cm" fo:min-width="8.631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svg:stroke-width="0.051cm" svg:stroke-color="#69656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69656c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69656c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8.631cm"/>
    </style:style>
    <style:style style:name="gr11" style:family="graphic" style:parent-style-name="objectwithoutfill">
      <style:graphic-properties svg:stroke-width="0.051cm" svg:stroke-color="#69656c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width="0.102cm" svg:stroke-color="#69656c" draw:marker-start-width="0.353cm" draw:marker-end-width="0.353cm" draw:fill="solid" draw:fill-color="#999999" draw:textarea-horizontal-align="justify" draw:textarea-vertical-align="middle" draw:auto-grow-height="false" fo:padding-top="0.126cm" fo:padding-bottom="0.126cm" fo:padding-left="0.251cm" fo:padding-right="0.251cm"/>
    </style:style>
    <style:style style:name="gr14" style:family="graphic" style:parent-style-name="standard">
      <style:graphic-properties draw:stroke="solid" svg:stroke-width="0.102cm" svg:stroke-color="#69656c" draw:marker-start-width="0.353cm" draw:marker-end-width="0.353cm" draw:fill="solid" draw:fill-color="#cccccc" draw:textarea-horizontal-align="justify" draw:textarea-vertical-align="middle" draw:auto-grow-height="false" fo:padding-top="0.126cm" fo:padding-bottom="0.126cm" fo:padding-left="0.251cm" fo:padding-right="0.251cm"/>
    </style:style>
    <style:style style:name="gr15" style:family="graphic" style:parent-style-name="standard">
      <style:graphic-properties svg:stroke-width="0.102cm" svg:stroke-color="#69656c" draw:marker-start-width="0.278cm" draw:marker-end-width="0.278cm" draw:fill="solid" draw:fill-color="#e6e6e6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69656c" draw:marker-start-width="0.278cm" draw:marker-end-width="0.278cm" draw:fill="solid" draw:fill-color="#333333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svg:stroke-color="#69656c" draw:marker-start-width="0.278cm" draw:marker-end-width="0.278cm" draw:fill="solid" draw:fill-color="#4c4c4c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8" style:family="graphic" style:parent-style-name="standard">
      <style:graphic-properties svg:stroke-width="0.051cm" svg:stroke-color="#69656c" draw:marker-start-width="0.202cm" draw:marker-end-width="0.202cm" draw:fill="none" draw:fill-color="#b3b300" draw:fill-image-width="0cm" draw:fill-image-height="0cm" draw:textarea-horizontal-align="justify" draw:textarea-vertical-align="middle" draw:auto-grow-height="false" fo:padding-top="0.151cm" fo:padding-bottom="0.151cm" fo:padding-left="0.276cm" fo:padding-right="0.276cm"/>
    </style:style>
    <style:style style:name="gr19" style:family="graphic" style:parent-style-name="standard">
      <style:graphic-properties svg:stroke-width="0.102cm" svg:stroke-color="#69656c" draw:marker-start-width="0.278cm" draw:marker-end-width="0.278cm" draw:fill="solid" draw:fill-color="#b3b300" draw:fill-image-width="0cm" draw:fill-image-height="0cm" draw:textarea-horizontal-align="center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draw:ole-draw-aspect="1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6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67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.67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.6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4cm" fo:min-width="8.6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46cm" fo:min-width="4.166cm"/>
    </style:style>
    <style:style style:name="gr30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="solid" draw:fill-color="#ffffcc" draw:textarea-horizontal-align="justify" draw:textarea-vertical-align="middle" draw:auto-grow-height="false" draw:shadow="visib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.12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.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.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6cm" fo:min-width="3.5cm"/>
    </style:style>
    <style:style style:name="gr3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8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4.05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4cm" fo:min-width="2.51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4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1.73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2.88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46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18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5cm"/>
    </style:style>
    <style:style style:name="gr47" style:family="graphic" style:parent-style-name="standard">
      <style:graphic-properties svg:stroke-width="0.05cm" svg:stroke-color="#00008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158cm"/>
    </style:style>
    <style:style style:name="gr49" style:family="graphic" style:parent-style-name="standard">
      <style:graphic-properties draw:stroke="none" svg:stroke-width="0.1cm" svg:stroke-color="#000000" draw:fill="none" draw:fill-color="#ffffff" fo:min-height="0.65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P2" style:family="paragraph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5" style:family="paragraph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end"/>
    </style:style>
    <style:style style:name="P8" style:family="paragraph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11" style:family="paragraph">
      <style:paragraph-properties fo:text-align="justify"/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12" style:family="paragraph">
      <style:paragraph-properties fo:text-align="justify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3" style:family="paragraph">
      <style:text-properties fo:font-size="20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start"/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17" style:family="paragraph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18" style:family="paragraph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19" style:family="paragraph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20" style:family="paragraph">
      <style:text-properties fo:color="#69656c" fo:font-family="'DejaVu Sans Mono'" style:font-family-generic="modern" style:font-pitch="fixed"/>
    </style:style>
    <style:style style:name="P21" style:family="paragraph">
      <style:paragraph-properties fo:text-align="center"/>
      <style:text-properties fo:font-size="20pt" style:font-size-asian="20pt" style:font-size-complex="20pt"/>
    </style:style>
    <style:style style:name="P22" style:family="paragraph">
      <style:text-properties fo:font-size="14pt" style:font-size-asian="14pt" style:font-size-complex="14pt"/>
    </style:style>
    <style:style style:name="P23" style:family="paragraph">
      <style:text-properties fo:color="#000000" fo:font-family="Ubuntu" style:font-pitch="variable" fo:font-size="22pt" style:font-size-asian="22pt" style:font-size-complex="22pt"/>
    </style:style>
    <style:style style:name="P24" style:family="paragraph">
      <style:text-properties fo:color="#000000" fo:font-family="Ubuntu" style:font-pitch="variable" fo:font-size="20pt" style:font-size-asian="20pt" style:font-size-complex="20pt"/>
    </style:style>
    <style:style style:name="P25" style:family="paragraph">
      <style:paragraph-properties fo:text-align="center"/>
      <style:text-properties fo:font-family="Ubuntu" style:font-pitch="variable" fo:font-size="22pt" style:font-size-asian="22pt" style:font-size-complex="22pt"/>
    </style:style>
    <style:style style:name="P26" style:family="paragraph">
      <style:paragraph-properties fo:text-align="center"/>
      <style:text-properties fo:font-weight="bold" style:font-weight-asian="bold" style:font-weight-complex="bold"/>
    </style:style>
    <style:style style:name="P27" style:family="paragraph">
      <style:text-properties fo:color="#000000" fo:font-size="20pt" style:font-size-asian="20pt" style:font-size-complex="20pt"/>
    </style:style>
    <style:style style:name="P28" style:family="paragraph">
      <style:text-properties fo:color="#000000" fo:font-family="Ubuntu" style:font-pitch="variable" fo:font-size="22pt" style:text-underline-style="solid" style:text-underline-width="auto" style:text-underline-color="font-color" style:font-size-asian="22pt" style:font-size-complex="22pt"/>
    </style:style>
    <style:style style:name="P29" style:family="paragraph">
      <style:text-properties fo:font-family="Ubuntu" style:font-pitch="variable" fo:font-size="22pt" style:font-size-asian="22pt" style:font-size-complex="22pt"/>
    </style:style>
    <style:style style:name="T1" style:family="text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69656c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69656c" fo:font-family="'DejaVu Sans Mono'" style:font-family-generic="modern" style:font-pitch="fixed" fo:font-size="18pt" style:font-size-asian="18pt" style:font-size-complex="18pt"/>
    </style:style>
    <style:style style:name="T12" style:family="text">
      <style:text-properties fo:color="#69656c" fo:font-family="'DejaVu Sans Mono'" style:font-family-generic="modern" style:font-pitch="fixe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000000" fo:font-family="Ubuntu" style:font-pitch="variable" fo:font-size="22pt" style:font-size-asian="22pt" style:font-size-complex="22pt"/>
    </style:style>
    <style:style style:name="T16" style:family="text">
      <style:text-properties fo:color="#000000" fo:font-family="Ubuntu" style:font-pitch="variable" fo:font-size="20pt" style:font-size-asian="20pt" style:font-size-complex="20pt"/>
    </style:style>
    <style:style style:name="T17" style:family="text">
      <style:text-properties fo:font-family="Ubuntu" style:font-pitch="variable" fo:font-size="22pt" style:font-size-asian="22pt" style:font-size-complex="2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00" fo:font-size="20pt" style:font-size-asian="20pt" style:font-size-complex="20pt"/>
    </style:style>
    <style:style style:name="T20" style:family="text">
      <style:text-properties fo:color="#000000" fo:font-family="Ubuntu" style:font-pitch="variable" fo:font-size="22pt" style:text-underline-style="solid" style:text-underline-width="auto" style:text-underline-color="font-color" style:font-size-asian="22pt" style:font-size-complex="22pt"/>
    </style:style>
    <style:style style:name="T21" style:family="text">
      <style:text-properties fo:color="#69656c"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2" style:family="text">
      <style:text-properties fo:color="#69656c"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color="#69656c" fo:font-family="'DejaVu Sans Mono'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308cm" svg:height="1.729cm" svg:x="12.87cm" svg:y="12.786cm">
          <draw:text-box>
            <text:p><text:span text:style-name="T1">Александр Ларионов</text:span></text:p>
          </draw:text-box>
        </draw:frame>
        <draw:frame draw:style-name="gr2" draw:text-style-name="P2" draw:layer="layout" svg:width="23.876cm" svg:height="1.153cm" svg:x="3.832cm" svg:y="14.797cm">
          <draw:text-box>
            <text:p><text:span text:style-name="T2">ФГБОУ ВПО “Иркутский государственный университет”</text:span></text:p>
          </draw:text-box>
        </draw:frame>
        <draw:frame draw:style-name="gr1" draw:text-style-name="P4" draw:layer="layout" svg:width="25.4cm" svg:height="3.692cm" svg:x="2.116cm" svg:y="1.219cm">
          <draw:text-box>
            <text:p text:style-name="P3"><text:span text:style-name="T3">Программные технологии для эффективного поиска логического вывода в исчислении позитивно-образованных формул</text:span></text:p>
          </draw:text-box>
        </draw:frame>
        <draw:frame draw:style-name="gr2" draw:text-style-name="P5" draw:layer="layout" svg:width="24.762cm" svg:height="5.342cm" svg:x="2.162cm" svg:y="6.235cm">
          <draw:text-box>
            <text:p text:style-name="P3"><text:span text:style-name="T4">Диссертация на соискание учёной степени кандидата технических наук</text:span></text:p>
            <text:p text:style-name="P3"><text:span text:style-name="T4"/></text:p>
            <text:p text:style-name="P3"><text:span text:style-name="T4">Специальность: 05.13.11 – математическое и программное обеспечение вычислительных машин, комплексов и компьютерных сетей</text:span><text:span text:style-name="T5"> </text:span></text:p>
          </draw:text-box>
        </draw:frame>
        <draw:frame draw:style-name="gr2" draw:text-style-name="P6" draw:layer="layout" svg:width="9.906cm" svg:height="1.153cm" svg:x="10.244cm" svg:y="19.142cm">
          <draw:text-box>
            <text:p text:style-name="P3"><text:span text:style-name="T2">Иркутск - 2012</text:span></text:p>
          </draw:text-box>
        </draw:frame>
        <draw:frame draw:style-name="gr2" draw:text-style-name="P5" draw:layer="layout" svg:width="26.67cm" svg:height="1.153cm" svg:x="1.332cm" svg:y="16.498cm">
          <draw:text-box>
            <text:p text:style-name="P7"><text:span text:style-name="T2">Научный руководитель к.т.н. Е.А. Черкашин, ИДСТУ СО РАН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8" draw:layer="layout" svg:width="13.48cm" svg:height="1.237cm" svg:x="0.102cm" svg:y="0.508cm">
          <draw:text-box>
            <text:p><text:span text:style-name="T6">Актуальность проблемы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5">Полуразрешимость исчислений первого порядка.</text:span></text:p>
            <text:p text:style-name="P9"><text:span text:style-name="T5"/></text:p>
            <text:p text:style-name="P9"><text:span text:style-name="T5">Задачи со сколь угодно большим минимальным выводом.</text:span></text:p>
            <text:p text:style-name="P9"><text:span text:style-name="T5"/></text:p>
            <text:p text:style-name="P9"><text:span text:style-name="T5">Хороший опыт решения задач. В том числе открытых математических проблем.</text:span></text:p>
            <text:p text:style-name="P9"><text:span text:style-name="T5"/></text:p>
            <text:p text:style-name="P9"><text:span text:style-name="T5">Любое отодвижение границ актуально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Объект и предмет исследования</text:span></text:p>
          </draw:text-box>
        </draw:frame>
        <draw:frame draw:style-name="gr4" draw:text-style-name="P11" draw:layer="layout" svg:width="24.762cm" svg:height="16.764cm" svg:x="1.146cm" svg:y="2.794cm">
          <draw:text-box>
            <text:p text:style-name="P9"><text:span text:style-name="T7">Объект исследования:</text:span><text:span text:style-name="T2"> <text:s/>разработка эффективных алгоритмов и программного обеспечения для автоматического доказательства теорем в исчислении ПО-формул. Повышение эффективности АДТ по следующим критериям: </text:span></text:p>
            <text:p text:style-name="P9"><text:span text:style-name="T2">* сокращение времени решения задач; </text:span></text:p>
            <text:p text:style-name="P9"><text:span text:style-name="T2">* экономное использование оперативной памяти;</text:span></text:p>
            <text:p text:style-name="P9"><text:span text:style-name="T2">* минимизация количества шагов логического вывода;</text:span></text:p>
            <text:p text:style-name="P9"><text:span text:style-name="T2">* расширение класса решаемых задач.</text:span></text:p>
            <text:p text:style-name="P9"><text:span text:style-name="T2"/></text:p>
            <text:p text:style-name="P9"><text:span text:style-name="T2"/></text:p>
            <text:p text:style-name="P9"><text:span text:style-name="T7">Предмет исследования:</text:span><text:span text:style-name="T2"> разработка методик повышения производительности логического вывода в исчислении ПО-формул, оригинально разработанные или адаптированные из существующих систем АДТ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Цель работы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5">Разработка высокопроизводительной программной системы для автоматического доказательства теорем в исчислении позитивно-образованных формул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Основные задачи</text:span></text:p>
          </draw:text-box>
        </draw:frame>
        <draw:frame draw:style-name="gr5" draw:text-style-name="P12" draw:layer="layout" svg:width="24.762cm" svg:height="17.79cm" svg:x="1.146cm" svg:y="2.794cm">
          <draw:text-box>
            <text:p text:style-name="P9"><text:span text:style-name="T8">1.</text:span><text:span text:style-name="T9"> Исследование языка и исчисления ПО--формул, анализ его свойств, влияющих на возможность адаптации существующих алгоритмов и разработки новых алгоритмов;</text:span></text:p>
            <text:p text:style-name="P9"><text:span text:style-name="T9"/></text:p>
            <text:p text:style-name="P9"><text:span text:style-name="T8">2.</text:span><text:span text:style-name="T9"> Разработка эффективных структур данных представления ПО-формул в памяти компьютера;</text:span></text:p>
            <text:p text:style-name="P9"><text:span text:style-name="T9"/></text:p>
            <text:p text:style-name="P9"><text:span text:style-name="T8">3.</text:span><text:span text:style-name="T9"> Разработка алгоритмов преобразования ПО-формул для организации автоматического логического ввода;</text:span></text:p>
            <text:p text:style-name="P9"><text:span text:style-name="T9"/></text:p>
            <text:p text:style-name="P9"><text:span text:style-name="T8">4.</text:span><text:span text:style-name="T9"> Адаптация существующих методик реализации алгоритмов АДТ для исчисления ПО-формул;</text:span></text:p>
            <text:p text:style-name="P9"><text:span text:style-name="T9"/></text:p>
            <text:p text:style-name="P9"><text:span text:style-name="T8">5.</text:span><text:span text:style-name="T9"> Исследование вопросов автоматизации построения эффективного логического вывода с использованием предиката равенства;</text:span></text:p>
            <text:p text:style-name="P9"><text:span text:style-name="T9"/></text:p>
            <text:p text:style-name="P9"><text:span text:style-name="T8">6.</text:span><text:span text:style-name="T9"> Разработка программной системы АДТ, создание инструментальных средств для программирования специальных версий АДТ, ориентированных на определенные классы теоретических и практических задач поиска ЛВ.</text:span></text:p>
            <text:p text:style-name="P9"><text:span text:style-name="T9"/></text:p>
            <text:p text:style-name="P9"><text:span text:style-name="T8">7.</text:span><text:span text:style-name="T9"> Апробация разработанных программных средств в решении тестовых и практических задач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8" draw:layer="layout" svg:width="25.568cm" svg:height="1.237cm" svg:x="0.102cm" svg:y="0.508cm">
          <draw:text-box>
            <text:p><text:span text:style-name="T6">Результаты выносимые на защиту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7">1.</text:span><text:span text:style-name="T2"> Адаптированы некоторые общеупотребимые стратегии. Три типа параллельных стратегий, индексирование термов, один вариант разделения памяти (data sharing).</text:span></text:p>
            <text:p text:style-name="P9"><text:span text:style-name="T2"/></text:p>
            <text:p><text:span text:style-name="T7">2.</text:span><text:span text:style-name="T2"> Реализоваы оригинальные стратегии предложенные именно для исчисления ПО-формул. Дерево состояний вывода, k,m-ограничение, стратегии направленные на решение проблем неограниченных переменных, варианты разделения памяти.</text:span></text:p>
            <text:p><text:span text:style-name="T7"/></text:p>
            <text:p><text:span text:style-name="T7">3.</text:span><text:span text:style-name="T2"> Реализован транслятор формул из языка библиотеки TPTP в язык ПО-формул.</text:span></text:p>
            <text:p><text:span text:style-name="T7"/></text:p>
            <text:p><text:span text:style-name="T7">4.</text:span><text:span text:style-name="T2"> Показана хорошая производительность системы на задачах из библиотеки TPTP.</text:span><text:span text:style-name="T5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202cm" svg:y="0.508cm">
          <draw:text-box>
            <text:p><text:span text:style-name="T6">Научная новизна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9"><text:span text:style-name="T8">1.</text:span><text:span text:style-name="T9"> Изучены свойства исчисления ПО-формул, определяющие характер адаптации существующих алгоритмов;</text:span></text:p>
            <text:p text:style-name="P9"><text:span text:style-name="T9"/></text:p>
            <text:p text:style-name="P14"><text:span text:style-name="T8">2.</text:span><text:span text:style-name="T9"> Предложены и реализованы ряд стратегий поиска логического вывода ПО-формул с неограниченными переменными;</text:span></text:p>
            <text:p text:style-name="P14"><text:span text:style-name="T8"/></text:p>
            <text:p text:style-name="P14"><text:span text:style-name="T8">3.</text:span><text:span text:style-name="T9"> Предложена и реализована стратегия k,m-ограничения;</text:span></text:p>
            <text:p text:style-name="P14"><text:span text:style-name="T8"/></text:p>
            <text:p text:style-name="P14"><text:span text:style-name="T8">4.</text:span><text:span text:style-name="T9"> Усовершенствован подход к представлению структур данных ПО-формул в направлении использования разделения оперативной памяти;</text:span></text:p>
            <text:p text:style-name="P14"><text:span text:style-name="T8"/></text:p>
            <text:p text:style-name="P14"><text:span text:style-name="T8">5.</text:span><text:span text:style-name="T9"> Адаптированы алгоритмы индексирования термов для системы АДТ ПО-формул;</text:span></text:p>
            <text:p text:style-name="P14"><text:span text:style-name="T8"/></text:p>
            <text:p text:style-name="P14"><text:span text:style-name="T8">6.</text:span><text:span text:style-name="T9"> Предложены и реализованы стратегии параллельного логического вывода для системы АДТ ПО-формул;</text:span></text:p>
            <text:p text:style-name="P14"><text:span text:style-name="T10"/></text:p>
            <text:p text:style-name="P14"><text:span text:style-name="T10">7.</text:span><text:span text:style-name="T9"> Предложен подход для работы с предикатом равенства, без прямого представления аксиом равенства в виде ПО-формулы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Публикации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14"><text:span text:style-name="T8">1.</text:span><text:span text:style-name="T9"> Давыдов А.В., Ларионов А.А., Черкашин Е.А. Об исчислении</text:span></text:p>
            <text:p text:style-name="P14"><text:span text:style-name="T9">позитивно-образованных формул для автоматического доказательства теорем // Моделирование и анализ информационных систем. 2010.T. 17, N 4, с. 60—69.</text:span></text:p>
            <text:p text:style-name="P14"><text:span text:style-name="T9"/></text:p>
            <text:p text:style-name="P14"><text:span text:style-name="T8">2.</text:span><text:span text:style-name="T9"> Ларионов А.А., Черкашин Е.А., Терехин И.Н. Системные предикаты для управления логическим выводом в системе автоматического доказательства теорем для исчисления позитивно-образованых формул // Вестник Бурятского государственного университета, 2011, выпуск 9. Серия Математика. Информатика. с. 94-98.</text:span></text:p>
            <text:p text:style-name="P14"><text:span text:style-name="T9"/></text:p>
            <text:p text:style-name="P14"><text:span text:style-name="T8">3.</text:span><text:span text:style-name="T9"> Ларионов А.А., Черкашин Е.А. Параллельные схемы алгоритмов</text:span></text:p>
            <text:p text:style-name="P14"><text:span text:style-name="T9">автоматического доказательства теорем в исчислении позитивно-образованных формул // Дистанционное и виртуальное обучение. Февраль 2012. No. 2, с. 93-100.</text:span></text:p>
            <text:p text:style-name="P14"><text:span text:style-name="T9"/></text:p>
            <text:p text:style-name="P14"><text:span text:style-name="T8">4.</text:span><text:span text:style-name="T9"> Davydov A.V., Larionov A.A., Cherkashin E.A. On the calculus of positively constructed formulas for automated theorem proving // Automatic Control and Computer Sciences (AC\&amp;CS). 2011. Volume 45, Issue 7, pp.402-407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Представление работы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14"><text:span text:style-name="T8">1.</text:span><text:span text:style-name="T9"> Международная конференция “Мальцевские чтения”, г.Новосибирск, 24-28 августа 2009 г.;</text:span></text:p>
            <text:p text:style-name="P14"><text:span text:style-name="T8">2.</text:span><text:span text:style-name="T9"> Семинар ИДСТУ СО РАН “Ляпуновские чтения”, ИДСТУ СО РАН, г. Иркутск, 21-23 декабря 2009 г.;</text:span></text:p>
            <text:p text:style-name="P14"><text:span text:style-name="T8">3.</text:span><text:span text:style-name="T9"> Всероссийская конференция молодых ученых “Математическое моделирование и информационные технологии”, г. Иркутск, 15-21 марта 2010 г.;</text:span></text:p>
            <text:p text:style-name="P14"><text:span text:style-name="T8">4.</text:span><text:span text:style-name="T9"> Международная конференция “Облачные вычисления. Образование. Исследования. Разработки”, г.Москва 15-16 апреля 2010 г.;</text:span></text:p>
            <text:p text:style-name="P14"><text:span text:style-name="T8">5.</text:span><text:span text:style-name="T9"> Международный симпозиум по компьютерным наукам в России. Семинар “Семантика, спецификация и верификация программ: теория и приложения”, г.Казань, 14-15 июня 2010 г.;</text:span></text:p>
            <text:p text:style-name="P14"><text:span text:style-name="T8">6.</text:span><text:span text:style-name="T9"> 4-ая Всероссийская конференция “Винеровские чтения”, г.Иркутск, 9-14 марта 2011г.</text:span></text:p>
            <text:p text:style-name="P14"><text:span text:style-name="T8">7.</text:span><text:span text:style-name="T9"> 34-ый международный симпозиум “MIPRO”, г.Опатия, Хорватия, 23-27 мая 2011г.</text:span></text:p>
            <text:p text:style-name="P14"><text:span text:style-name="T8">8.</text:span><text:span text:style-name="T9"> 4-ая Всероссийская мультиконференция по проблемам управления, с. Дивноморское, 3-8 октября 2011г.</text:span></text:p>
            <text:p text:style-name="P14"><text:span text:style-name="T8">9.</text:span><text:span text:style-name="T9"> 13-ая национальная конференция по искусственному интеллекту с международным участием (КИИ-2012), г. Белгород, 16-20 октября 2012 г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Личный вклад автора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4">Все представленные результаты получены лично автором или в соавторстве с научным руководителем Черкашиным Е.А. и Давыдовым А.В. </text:span></text:p>
            <text:p text:style-name="P9"><text:span text:style-name="T4"/></text:p>
            <text:p text:style-name="P9"><text:span text:style-name="T4">Автором лично разработаны:</text:span></text:p>
            <text:p text:style-name="P9"><text:span text:style-name="T8">1.</text:span><text:span text:style-name="T4"> Разработка стратегий поиска ЛВ, являющихся основой разработанных алгоритмов;</text:span></text:p>
            <text:p text:style-name="P9"><text:span text:style-name="T8">2.</text:span><text:span text:style-name="T4"> Разработка и адаптация алгоритмов поиска логического вывода в исчислении ПО-формул;</text:span></text:p>
            <text:p text:style-name="P9"><text:span text:style-name="T8">3.</text:span><text:span text:style-name="T4"> Реализация структур данных для представления ПО-формул;</text:span></text:p>
            <text:p text:style-name="P9"><text:span text:style-name="T8">4.</text:span><text:span text:style-name="T4"> Реализация программной системы АДТ;</text:span></text:p>
            <text:p text:style-name="P9"><text:span text:style-name="T8">5.</text:span><text:span text:style-name="T4"> Тестирование системы АДТ на тестовых примерах АДТ.</text:span></text:p>
            <text:p text:style-name="P9"><text:span text:style-name="T4"/></text:p>
            <text:p text:style-name="P9"><text:span text:style-name="T4">Совместно с Черкашиным Е.А. проведена разработка структур данных для представления ПО-формул с использованием разделения оперативной памяти. Совместно с Давыдовым А.В. созданы методики поиска ЛВ с использованием неограниченных переменных.</text:span><text:span text:style-name="T5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Структура работы</text:span></text:p>
          </draw:text-box>
        </draw:frame>
        <draw:frame draw:style-name="gr4" draw:text-style-name="P16" draw:layer="layout" svg:width="24.762cm" svg:height="16.764cm" svg:x="1.146cm" svg:y="2.794cm">
          <draw:text-box>
            <text:p text:style-name="P9"><text:span text:style-name="T5">Введение</text:span></text:p>
            <text:p text:style-name="P9"><text:span text:style-name="T5"/></text:p>
            <text:p text:style-name="P9"><text:span text:style-name="T5">Глава 2. Методики повышеня производительности АДТ</text:span></text:p>
            <text:p text:style-name="P9"><text:span text:style-name="T5"/></text:p>
            <text:p text:style-name="P9"><text:span text:style-name="T5">Глава 3. Реализация алгоритмов и программная система АДТ</text:span></text:p>
            <text:p text:style-name="P9"><text:span text:style-name="T5"/></text:p>
            <text:p text:style-name="P9"><text:span text:style-name="T5">Глава 4. Приложения программной системы</text:span></text:p>
            <text:p text:style-name="P9"><text:span text:style-name="T5"/></text:p>
            <text:p text:style-name="P9"><text:span text:style-name="T5">Заключение</text:span></text:p>
            <text:p text:style-name="P9"><text:span text:style-name="T5"/></text:p>
            <text:p text:style-name="P9"><text:span text:style-name="T5">Приложение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Введение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Введение/ПО-формулы</text:span></text:p>
          </draw:text-box>
        </draw:frame>
        <draw:frame draw:style-name="gr6" draw:layer="layout" svg:width="18.266cm" svg:height="5.26cm" svg:x="6.148cm" svg:y="1.2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7" draw:layer="layout" svg:width="25.568cm" svg:height="9.832cm" svg:x="1.356cm" svg:y="6.755cm">
          <draw:text-box>
            <text:p><text:span text:style-name="T9">Формулы имеют древовидную структуру, поэтому можно пользоваться соответствующей терминологией.</text:span></text:p>
            <text:p><text:span text:style-name="T10"/></text:p>
            <text:p><text:span text:style-name="T10">1.</text:span><text:span text:style-name="T9"> Узел уровня 0 – </text:span><text:span text:style-name="T10">корень</text:span><text:span text:style-name="T9">.</text:span></text:p>
            <text:p><text:span text:style-name="T10">2.</text:span><text:span text:style-name="T9"> Узлы уровня 1 – </text:span><text:span text:style-name="T10">базы</text:span><text:span text:style-name="T9">.</text:span></text:p>
            <text:p><text:span text:style-name="T10">3.</text:span><text:span text:style-name="T9"> Узлы уровня 2 – </text:span><text:span text:style-name="T10">вопросы </text:span><text:span text:style-name="T9">к базе.</text:span></text:p>
            <text:p><text:span text:style-name="T10">4.</text:span><text:span text:style-name="T9"> Более глубокие узлы – </text:span><text:span text:style-name="T10">консеквенты</text:span><text:span text:style-name="T9">.</text:span></text:p>
            <text:p><text:span text:style-name="T10">5.</text:span><text:span text:style-name="T9"> Если у вопроса более одного дочерних узла, то вопрос обладает </text:span><text:span text:style-name="T10">дизъюнктивным ветвлением</text:span><text:span text:style-name="T9">.</text:span></text:p>
            <text:p><text:span text:style-name="T10">6.</text:span><text:span text:style-name="T9"> Если глубина больше 3, то подформула называется </text:span><text:span text:style-name="T10">глубокой</text:span><text:span text:style-name="T9">.</text:span></text:p>
            <text:p><text:span text:style-name="T10">7.</text:span><text:span text:style-name="T9"> Вопросы с False называются </text:span><text:span text:style-name="T10">целевыми</text:span><text:span text:style-name="T9">.</text:span></text:p>
            <text:p><text:span text:style-name="T10">8.</text:span><text:span text:style-name="T9"> Подстановки для вопроса называются </text:span><text:span text:style-name="T10">ответными</text:span><text:span text:style-name="T9">.</text:span></text:p>
            <text:p><text:span text:style-name="T9"/></text:p>
          </draw:text-box>
        </draw:frame>
        <draw:frame draw:style-name="gr2" draw:text-style-name="P18" draw:layer="layout" svg:width="5.248cm" svg:height="1.072cm" svg:x="0.34cm" svg:y="16.587cm">
          <draw:text-box>
            <text:p><text:span text:style-name="T4">Вопрос: <text:s/></text:span><text:span text:style-name="T8"><text:s/></text:span></text:p>
          </draw:text-box>
        </draw:frame>
        <draw:frame draw:style-name="gr2" draw:text-style-name="P18" draw:layer="layout" svg:width="4.486cm" svg:height="1.072cm" svg:x="0.34cm" svg:y="17.787cm">
          <draw:text-box>
            <text:p><text:span text:style-name="T4">База: <text:s/></text:span><text:span text:style-name="T8"><text:s/></text:span></text:p>
          </draw:text-box>
        </draw:frame>
        <draw:frame draw:style-name="gr6" draw:layer="layout" svg:width="3.265cm" svg:height="0.846cm" svg:x="4.572cm" svg:y="16.6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2.912cm" svg:height="0.85cm" svg:x="4.573cm" svg:y="18.1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18" draw:layer="layout" svg:width="5.248cm" svg:height="1.072cm" svg:x="8.24cm" svg:y="17.287cm">
          <draw:text-box>
            <text:p><text:span text:style-name="T4">Ответ: <text:s/></text:span><text:span text:style-name="T8"><text:s/></text:span></text:p>
          </draw:text-box>
        </draw:frame>
        <draw:frame draw:style-name="gr2" draw:text-style-name="P18" draw:layer="layout" svg:width="5.248cm" svg:height="1.072cm" svg:x="0.34cm" svg:y="16.587cm">
          <draw:text-box>
            <text:p><text:span text:style-name="T4">Вопрос: <text:s/></text:span><text:span text:style-name="T8"><text:s/></text:span></text:p>
          </draw:text-box>
        </draw:frame>
        <draw:frame draw:style-name="gr6" draw:layer="layout" svg:width="2.969cm" svg:height="0.783cm" svg:x="11.773cm" svg:y="17.4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8" draw:layer="layout" svg:width="5.248cm" svg:height="1.072cm" svg:x="14.84cm" svg:y="17.287cm">
          <draw:text-box>
            <text:p><text:span text:style-name="T4">если <text:s text:c="2"/></text:span><text:span text:style-name="T8"><text:s/></text:span></text:p>
          </draw:text-box>
        </draw:frame>
        <draw:frame draw:style-name="gr6" draw:layer="layout" svg:width="4.244cm" svg:height="0.85cm" svg:x="17.374cm" svg:y="17.3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0.706cm" svg:height="0.397cm" svg:x="23.374cm" svg:y="18.98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18" draw:layer="layout" svg:width="8.78cm" svg:height="1.072cm" svg:x="16.44cm" svg:y="18.587cm">
          <draw:text-box>
            <text:p><text:span text:style-name="T4">Правило вывода: <text:s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9cm">
          <draw:text-box>
            <text:p><text:span text:style-name="T6">Введение/ПО-формулы/Особенности</text:span></text:p>
          </draw:text-box>
        </draw:frame>
        <draw:frame draw:style-name="gr2" draw:text-style-name="P17" draw:layer="layout" svg:width="25.568cm" svg:height="10.569cm" svg:x="0.848cm" svg:y="3.376cm">
          <draw:text-box>
            <text:p><text:span text:style-name="T10">1.</text:span><text:span text:style-name="T9"> Крупноблочная структура.</text:span></text:p>
            <text:p><text:span text:style-name="T9"/></text:p>
            <text:p><text:span text:style-name="T10">2.</text:span><text:span text:style-name="T9"> Единственное правило вывода.</text:span></text:p>
            <text:p><text:span text:style-name="T10"/></text:p>
            <text:p><text:span text:style-name="T10">3.</text:span><text:span text:style-name="T9"> Нет необходимости в сколемизации.</text:span></text:p>
            <text:p><text:span text:style-name="T10"/></text:p>
            <text:p><text:span text:style-name="T10">4.</text:span><text:span text:style-name="T9"> Процедура ЛВ фокусируется в ближайшей окрестности корня ПО—</text:span></text:p>
            <text:p><text:span text:style-name="T9">формулы.</text:span></text:p>
            <text:p><text:span text:style-name="T10"/></text:p>
            <text:p><text:span text:style-name="T10">5.</text:span><text:span text:style-name="T9"> Имеется естественный ИЛИ-параллелизм.</text:span></text:p>
            <text:p><text:span text:style-name="T10"/></text:p>
            <text:p><text:span text:style-name="T10">6.</text:span><text:span text:style-name="T9"> Вариабельность семантики.</text:span></text:p>
            <text:p><text:span text:style-name="T11"/></text:p>
            <text:p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Методики/Глава 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Методики/Основные проблемы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8" draw:layer="layout" svg:width="27.33cm" svg:height="1.237cm" svg:x="0.102cm" svg:y="0.508cm">
          <draw:text-box>
            <text:p><text:span text:style-name="T6">Методики/Основные проблемы/Сложность представления</text:span></text:p>
          </draw:text-box>
        </draw:frame>
        <draw:frame draw:style-name="gr6" draw:layer="layout" svg:width="12.5cm" svg:height="3.982cm" svg:x="2.405cm" svg:y="4.57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5.57cm" svg:height="8.816cm" svg:x="1.706cm" svg:y="10.07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7" draw:text-style-name="P3" draw:layer="layout" svg:width="1.402cm" svg:height="1.77cm" svg:x="8.257cm" svg:y="8.3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8" draw:layer="layout" svg:width="9.296cm" svg:height="1.237cm" svg:x="17.882cm" svg:y="10.701cm">
          <draw:text-box>
            <text:p><text:span text:style-name="T6">Структуры данных</text:span></text:p>
          </draw:text-box>
        </draw:frame>
        <draw:frame draw:style-name="gr2" draw:text-style-name="P19" draw:layer="layout" svg:width="10.588cm" svg:height="1.893cm" svg:x="16.482cm" svg:y="4.713cm">
          <draw:text-box>
            <text:p><text:span text:style-name="T4">1. Древо</text:span></text:p>
            <text:p><text:span text:style-name="T4">2. Два типа кванторов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8" draw:layer="layout" svg:width="24.536cm" svg:height="1.237cm" svg:x="0.102cm" svg:y="0.508cm">
          <draw:text-box>
            <text:p><text:span text:style-name="T6">Методики/Основные проблемы/Лимит памяти</text:span></text:p>
          </draw:text-box>
        </draw:frame>
        <draw:frame draw:style-name="gr2" draw:text-style-name="P17" draw:layer="layout" svg:width="25.568cm" svg:height="6.147cm" svg:x="1.27cm" svg:y="3.972cm">
          <draw:text-box>
            <text:p><text:span text:style-name="T10">1.</text:span><text:span text:style-name="T9"> Структура формулы усложняется вширь. Появляются новые ветви.</text:span></text:p>
            <text:p><text:span text:style-name="T9"/></text:p>
            <text:p><text:span text:style-name="T10">2.</text:span><text:span text:style-name="T9"> База фактов увеличивается.</text:span></text:p>
            <text:p><text:span text:style-name="T9"/></text:p>
            <text:p><text:span text:style-name="T10">3.</text:span><text:span text:style-name="T9"> Сложность термов увеличивается</text:span></text:p>
            <text:p><text:span text:style-name="T9"/></text:p>
            <text:p><text:span text:style-name="T10">4.</text:span><text:span text:style-name="T9"> Формализация некоторых задач изначально велика. Например, 15Мб.</text:span></text:p>
          </draw:text-box>
        </draw:frame>
        <draw:frame draw:style-name="gr2" draw:text-style-name="P17" draw:layer="layout" svg:width="25.568cm" svg:height="0.988cm" svg:x="1.27cm" svg:y="12.072cm">
          <draw:text-box>
            <text:p><text:span text:style-name="T10">Рано или поздно будет исчерпан лимит памяти. </text:span></text:p>
          </draw:text-box>
        </draw:frame>
        <draw:custom-shape draw:style-name="gr7" draw:text-style-name="P3" draw:layer="layout" svg:width="1.402cm" svg:height="1.77cm" svg:x="11.684cm" svg:y="9.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08cm">
          <draw:text-box>
            <text:p><text:span text:style-name="T6">Методики/Основные проблемы/Неограниченные переменные</text:span></text:p>
          </draw:text-box>
        </draw:frame>
        <draw:frame draw:style-name="gr6" draw:layer="layout" svg:width="18.621cm" svg:height="2.325cm" svg:x="2.286cm" svg:y="3.7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7" draw:text-style-name="P3" draw:layer="layout" svg:width="1.016cm" svg:height="1.016cm" svg:x="9.398cm" svg:y="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9" draw:layer="layout" svg:width="25.568cm" svg:height="2.714cm" svg:x="1.016cm" svg:y="7.31cm">
          <draw:text-box>
            <text:p><text:span text:style-name="T4">Подстановкой для неограниченной переменной может быть любой элемент, в общем случае бесконечного эрбранова универса. </text:span><text:span text:style-name="T8">Какой именно элемент выбрать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Методики/Дерево состояний вывода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Методики/Дерево состояний вывода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8" draw:layer="layout" svg:width="26.822cm" svg:height="1.237cm" svg:x="0.102cm" svg:y="0.508cm">
          <draw:text-box>
            <text:p><text:span text:style-name="T6">Методики/Экономия памяти/Разделение памяти/Термов</text:span></text:p>
          </draw:text-box>
        </draw:frame>
        <draw:frame draw:style-name="gr2" draw:text-style-name="P18" draw:layer="layout" svg:width="25.568cm" svg:height="1.072cm" svg:x="0.594cm" svg:y="3.241cm">
          <draw:text-box>
            <text:p><text:span text:style-name="T4">Разделение общих основных термов. <text:s/></text:span><text:span text:style-name="T8"><text:s/></text:span></text:p>
          </draw:text-box>
        </draw:frame>
        <draw:custom-shape draw:style-name="gr8" draw:text-style-name="P3" draw:layer="layout" svg:width="1.222cm" svg:height="1.222cm" svg:x="16.234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17.456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18.678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3cm" svg:height="1.222cm" svg:x="19.9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21.123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22.345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23.567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24.789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3cm" draw:transform="rotate (-1.5707963267949) translate (16.234cm 8.278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9" draw:text-style-name="P3" draw:layer="layout" svg:x1="14.598cm" svg:y1="6.066cm" svg:x2="19.167cm" svg:y2="8.889cm">
          <text:p/>
        </draw:line>
        <draw:line draw:style-name="gr9" draw:text-style-name="P3" draw:layer="layout" svg:x1="21.202cm" svg:y1="6.094cm" svg:x2="19.167cm" svg:y2="8.889cm">
          <text:p/>
        </draw:line>
        <draw:frame draw:style-name="gr10" draw:text-style-name="P18" draw:layer="layout" svg:width="7.026cm" svg:height="1.153cm" svg:x="10.894cm" svg:y="4.941cm">
          <draw:text-box>
            <text:p><text:span text:style-name="T4">A(f(e,</text:span><text:span text:style-name="T7">g(t)</text:span><text:span text:style-name="T4">) <text:s/></text:span><text:span text:style-name="T8"><text:s/></text:span></text:p>
          </draw:text-box>
        </draw:frame>
        <draw:frame draw:style-name="gr10" draw:text-style-name="P18" draw:layer="layout" svg:width="8.44cm" svg:height="1.153cm" svg:x="18.994cm" svg:y="4.941cm">
          <draw:text-box>
            <text:p><text:span text:style-name="T4">B(h(</text:span><text:span text:style-name="T7">g(t)</text:span><text:span text:style-name="T4">),</text:span><text:span text:style-name="T7">g(t)</text:span><text:span text:style-name="T4">) <text:s text:c="2"/></text:span></text:p>
          </draw:text-box>
        </draw:frame>
        <draw:frame draw:style-name="gr10" draw:text-style-name="P18" draw:layer="layout" svg:width="4.74cm" svg:height="1.072cm" svg:x="10.972cm" svg:y="8.34cm">
          <draw:text-box>
            <text:p><text:span text:style-name="T4">Память: <text:s/></text:span><text:span text:style-name="T8"><text:s/></text:span></text:p>
          </draw:text-box>
        </draw:frame>
        <draw:custom-shape draw:style-name="gr8" draw:text-style-name="P3" xml:id="id1" draw:id="id1" draw:layer="layout" svg:width="1.222cm" svg:height="1.222cm" svg:x="3.464cm" svg:y="11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2" draw:id="id2" draw:layer="layout" svg:width="1.222cm" svg:height="1.222cm" svg:x="3.439cm" svg:y="13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3" draw:id="id3" draw:layer="layout" svg:width="1.222cm" svg:height="1.222cm" svg:x="2.089cm" svg:y="16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4" draw:id="id4" draw:layer="layout" svg:width="1.222cm" svg:height="1.222cm" svg:x="4.664cm" svg:y="1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5" draw:id="id5" draw:layer="layout" svg:width="1.222cm" svg:height="1.222cm" svg:x="8.539cm" svg:y="11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6" draw:id="id6" draw:layer="layout" svg:width="1.222cm" svg:height="1.222cm" svg:x="6.914cm" svg:y="1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draw:type="line" svg:x1="4.075cm" svg:y1="12.475cm" svg:x2="4.05cm" svg:y2="13.628cm" draw:start-shape="id1" draw:start-glue-point="2" draw:end-shape="id2" draw:end-glue-point="0" svg:d="m4075 12475-25 1153">
          <text:p/>
        </draw:connector>
        <draw:connector draw:style-name="gr11" draw:text-style-name="P3" draw:layer="layout" draw:type="line" svg:x1="4.05cm" svg:y1="14.85cm" svg:x2="2.7cm" svg:y2="16.178cm" draw:start-shape="id2" draw:start-glue-point="2" draw:end-shape="id3" draw:end-glue-point="0" svg:d="m4050 14850-1350 1328">
          <text:p/>
        </draw:connector>
        <draw:connector draw:style-name="gr11" draw:text-style-name="P3" draw:layer="layout" draw:type="line" svg:x1="4.05cm" svg:y1="14.85cm" svg:x2="5.275cm" svg:y2="16.153cm" draw:start-shape="id2" draw:start-glue-point="2" draw:end-shape="id4" draw:end-glue-point="0" svg:d="m4050 14850 1225 1303">
          <text:p/>
        </draw:connector>
        <draw:connector draw:style-name="gr11" draw:text-style-name="P3" draw:layer="layout" draw:type="line" svg:x1="9.15cm" svg:y1="12.451cm" svg:x2="7.525cm" svg:y2="13.704cm" draw:start-shape="id5" draw:start-glue-point="2" draw:end-shape="id6" draw:end-glue-point="0" svg:d="m9150 12451-1625 1253">
          <text:p/>
        </draw:connector>
        <draw:frame draw:style-name="gr12" draw:text-style-name="P20" draw:layer="layout" svg:width="0.883cm" svg:height="0.988cm" svg:x="3.626cm" svg:y="11.363cm">
          <draw:text-box>
            <text:p><text:span text:style-name="T12">A</text:span></text:p>
          </draw:text-box>
        </draw:frame>
        <draw:frame draw:style-name="gr12" draw:text-style-name="P20" draw:layer="layout" svg:width="0.883cm" svg:height="0.988cm" svg:x="3.627cm" svg:y="13.763cm">
          <draw:text-box>
            <text:p><text:span text:style-name="T12">f</text:span></text:p>
          </draw:text-box>
        </draw:frame>
        <draw:line draw:style-name="gr9" draw:text-style-name="P3" draw:layer="layout" svg:x1="24.504cm" svg:y1="6.094cm" svg:x2="19.268cm" svg:y2="8.965cm">
          <text:p/>
        </draw:line>
        <draw:frame draw:style-name="gr12" draw:text-style-name="P20" draw:layer="layout" svg:width="0.883cm" svg:height="0.988cm" svg:x="2.228cm" svg:y="16.363cm">
          <draw:text-box>
            <text:p><text:span text:style-name="T12">e</text:span></text:p>
          </draw:text-box>
        </draw:frame>
        <draw:frame draw:style-name="gr12" draw:text-style-name="P20" xml:id="id7" draw:id="id7" draw:layer="layout" svg:width="0.883cm" svg:height="0.988cm" svg:x="4.829cm" svg:y="16.363cm">
          <draw:text-box>
            <text:p><text:span text:style-name="T12">g</text:span></text:p>
          </draw:text-box>
        </draw:frame>
        <draw:custom-shape draw:style-name="gr8" draw:text-style-name="P3" xml:id="id8" draw:id="id8" draw:layer="layout" svg:width="1.222cm" svg:height="1.222cm" svg:x="4.639cm" svg:y="18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0" draw:layer="layout" svg:width="0.883cm" svg:height="0.988cm" svg:x="4.804cm" svg:y="18.538cm">
          <draw:text-box>
            <text:p><text:span text:style-name="T12">t</text:span></text:p>
          </draw:text-box>
        </draw:frame>
        <draw:connector draw:style-name="gr11" draw:text-style-name="P3" draw:layer="layout" draw:type="curve" svg:x1="9.15cm" svg:y1="12.451cm" svg:x2="5.886cm" svg:y2="16.764cm" draw:start-shape="id5" draw:start-glue-point="2" draw:end-shape="id4" draw:end-glue-point="1" svg:d="m9150 12451c0 2876-1088 4313-3264 4313">
          <text:p/>
        </draw:connector>
        <draw:connector draw:style-name="gr11" draw:text-style-name="P3" draw:layer="layout" draw:type="line" svg:x1="7.525cm" svg:y1="14.926cm" svg:x2="5.275cm" svg:y2="16.153cm" draw:start-shape="id6" draw:start-glue-point="2" draw:end-shape="id4" draw:end-glue-point="0" svg:d="m7525 14926-2250 1227">
          <text:p/>
        </draw:connector>
        <draw:connector draw:style-name="gr11" draw:text-style-name="P3" draw:layer="layout" draw:type="line" svg:x1="5.27cm" svg:y1="17.351cm" svg:x2="5.25cm" svg:y2="18.328cm" draw:start-shape="id7" draw:start-glue-point="2" draw:end-shape="id8" draw:end-glue-point="0" svg:d="m5270 17351-20 977">
          <text:p/>
        </draw:connector>
        <draw:frame draw:style-name="gr12" draw:text-style-name="P20" draw:layer="layout" svg:width="0.883cm" svg:height="0.988cm" svg:x="8.727cm" svg:y="11.363cm">
          <draw:text-box>
            <text:p><text:span text:style-name="T12">B</text:span></text:p>
          </draw:text-box>
        </draw:frame>
        <draw:frame draw:style-name="gr12" draw:text-style-name="P20" draw:layer="layout" svg:width="0.883cm" svg:height="0.988cm" svg:x="7.028cm" svg:y="13.763cm">
          <draw:text-box>
            <text:p><text:span text:style-name="T12">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8" draw:layer="layout" svg:width="26.822cm" svg:height="2.223cm" svg:x="0.102cm" svg:y="0.509cm">
          <draw:text-box>
            <text:p><text:span text:style-name="T6">Методики/Экономия памяти/Разделение памяти/Базовых подформул/Схема</text:span></text:p>
          </draw:text-box>
        </draw:frame>
        <draw:frame draw:style-name="gr2" draw:text-style-name="P18" draw:layer="layout" svg:width="25.568cm" svg:height="1.893cm" svg:x="0.594cm" svg:y="3.942cm">
          <draw:text-box>
            <text:p><text:span text:style-name="T4">Разделение общих частей базовых подформул, полученных в результате расщепления формулы. <text:s/></text:span><text:span text:style-name="T8"><text:s/></text:span></text:p>
          </draw:text-box>
        </draw:frame>
        <draw:custom-shape draw:style-name="gr13" draw:text-style-name="P3" draw:layer="layout" svg:width="1.195cm" svg:height="1.196cm" svg:x="2.778cm" svg:y="9.2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6cm" svg:height="1.196cm" svg:x="3.973cm" svg:y="9.2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5cm" svg:height="1.195cm" svg:x="2.778cm" svg:y="11.4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6cm" svg:height="1.195cm" svg:x="3.973cm" svg:y="11.4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5cm" svg:height="1.195cm" svg:x="2.778cm" svg:y="13.4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6cm" svg:height="1.195cm" svg:x="3.973cm" svg:y="13.4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6cm" svg:x="5.169cm" svg:y="9.2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5cm" svg:x="5.169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5cm" svg:x="6.364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6cm" svg:x="6.364cm" svg:y="9.2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5cm" svg:height="2.032cm" draw:transform="rotate (1.5707963267949) translate (5.169cm 14.63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3" draw:layer="layout" svg:width="1.195cm" svg:height="2.033cm" draw:transform="rotate (1.5707963267949) translate (7.559cm 12.59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3" draw:layer="layout" svg:width="1.196cm" svg:height="2.033cm" draw:transform="rotate (1.5707963267949) translate (7.559cm 10.447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3" draw:layer="layout" svg:width="2.988cm" svg:height="2.988cm" svg:x="11.528cm" svg:y="10.447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" draw:layer="layout" svg:width="1.195cm" svg:height="1.195cm" svg:x="16.053cm" svg:y="11.4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9" draw:id="id9" draw:layer="layout" svg:width="1.196cm" svg:height="1.195cm" svg:x="17.248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10" draw:id="id10" draw:layer="layout" svg:width="1.195cm" svg:height="1.195cm" svg:x="19.16cm" svg:y="9.9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11" draw:id="id11" draw:layer="layout" svg:width="1.196cm" svg:height="1.195cm" svg:x="20.355cm" svg:y="9.96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6cm" svg:height="2.032cm" draw:transform="rotate (1.5707963267949) translate (19.28cm 14.392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3" xml:id="id13" draw:id="id13" draw:layer="layout" svg:width="1.195cm" svg:height="2.032cm" draw:transform="rotate (1.5707963267949) translate (22.268cm 12.24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3" xml:id="id12" draw:id="id12" draw:layer="layout" svg:width="1.195cm" svg:height="2.032cm" draw:transform="rotate (1.5707963267949) translate (22.268cm 10.08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9" draw:text-style-name="P3" draw:layer="layout" draw:type="line" svg:x1="18.444cm" svg:y1="12cm" svg:x2="19.16cm" svg:y2="10.566cm" draw:start-shape="id9" draw:start-glue-point="1" draw:end-shape="id10" draw:end-glue-point="3" svg:d="m18444 12000 716-1434">
          <text:p/>
        </draw:connector>
        <draw:connector draw:style-name="gr19" draw:text-style-name="P3" draw:layer="layout" draw:type="line" svg:x1="18.444cm" svg:y1="12cm" svg:x2="19.28cm" svg:y2="13.316cm" draw:start-shape="id9" draw:start-glue-point="1" svg:d="m18444 12000 836 1316">
          <text:p/>
        </draw:connector>
        <draw:connector draw:style-name="gr19" draw:text-style-name="P3" draw:layer="layout" draw:type="line" svg:x1="21.551cm" svg:y1="10.566cm" svg:x2="22.269cm" svg:y2="9.492cm" draw:start-shape="id11" draw:start-glue-point="1" draw:end-shape="id12" draw:end-glue-point="4" svg:d="m21551 10566 718-1074">
          <text:p/>
        </draw:connector>
        <draw:connector draw:style-name="gr19" draw:text-style-name="P3" draw:layer="layout" draw:type="line" svg:x1="21.551cm" svg:y1="10.566cm" svg:x2="22.269cm" svg:y2="11.644cm" draw:start-shape="id11" draw:start-glue-point="1" draw:end-shape="id13" draw:end-glue-point="4" svg:d="m21551 10566 718 1078">
          <text:p/>
        </draw:connector>
        <draw:frame draw:style-name="gr10" draw:text-style-name="P18" draw:layer="layout" svg:width="8.804cm" svg:height="1.893cm" svg:x="1.988cm" svg:y="8.068cm">
          <draw:text-box>
            <text:p><text:span text:style-name="T4">Базовые подформулы <text:s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8" draw:layer="layout" svg:width="26.822cm" svg:height="2.223cm" svg:x="0.102cm" svg:y="0.51cm">
          <draw:text-box>
            <text:p><text:span text:style-name="T6">Методики/Экономия памяти/Разделение памяти/Базовых подформул/Пример формул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09cm">
          <draw:text-box>
            <text:p><text:span text:style-name="T6">Методики/Экономия памяти/Удаление излишков и веса выражений</text:span></text:p>
          </draw:text-box>
        </draw:frame>
        <draw:frame draw:style-name="gr2" draw:text-style-name="P18" draw:layer="layout" svg:width="25.568cm" svg:height="1.072cm" svg:x="0.594cm" svg:y="3.641cm">
          <draw:text-box>
            <text:p><text:span text:style-name="T8">1.</text:span><text:span text:style-name="T4"> Удаление неиспользуемых фактов. Пример: <text:s/></text:span><text:span text:style-name="T8"><text:s/></text:span></text:p>
          </draw:text-box>
        </draw:frame>
        <draw:frame draw:style-name="gr2" draw:text-style-name="P18" draw:layer="layout" svg:width="25.568cm" svg:height="3.535cm" svg:x="0.594cm" svg:y="8.641cm">
          <draw:text-box>
            <text:p><text:span text:style-name="T8">2.</text:span><text:span text:style-name="T4"> Выбор таких ответов, исполнение которых приводит к выражениям наименьшего веса. Под весом понимается количество узлов в древовидном представлении выражения. Пример: <text:s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11cm">
          <draw:text-box>
            <text:p><text:span text:style-name="T6">Методики/Неограниченные переменные/Ленивая конкретизация</text:span></text:p>
          </draw:text-box>
        </draw:frame>
        <draw:frame draw:style-name="gr2" draw:text-style-name="P18" draw:layer="layout" svg:width="25.568cm" svg:height="2.714cm" svg:x="0.594cm" svg:y="3.441cm">
          <draw:text-box>
            <text:p><text:span text:style-name="T8">Идея:</text:span><text:span text:style-name="T4"> Вместо конкретного элемента эрбранова универса выбирается неопределённый эрбанов элемен (НЭЭ), который конкретизируется позднее по мере необходимости. </text:span><text:span text:style-name="T8"><text:s/></text:span></text:p>
          </draw:text-box>
        </draw:frame>
        <draw:frame draw:style-name="gr2" draw:text-style-name="P18" draw:layer="layout" svg:width="25.568cm" svg:height="1.072cm" svg:x="0.594cm" svg:y="6.841cm">
          <draw:text-box>
            <text:p><text:span text:style-name="T8">Пример:</text:span><text:span text:style-name="T4"> <text:s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11cm">
          <draw:text-box>
            <text:p><text:span text:style-name="T6">Методики/Неограниченные переменные/Ленивая конкретизация/Ограничения</text:span></text:p>
          </draw:text-box>
        </draw:frame>
        <draw:frame draw:style-name="gr2" draw:text-style-name="P18" draw:layer="layout" svg:width="25.568cm" svg:height="2.714cm" svg:x="0.594cm" svg:y="3.441cm">
          <draw:text-box>
            <text:p><text:span text:style-name="T8">Проблема:</text:span><text:span text:style-name="T4"> Конкретизация НЭЭ может производиться в холостую (раньше нужного времени), и не приводить к успешному результату.</text:span></text:p>
          </draw:text-box>
        </draw:frame>
        <draw:frame draw:style-name="gr2" draw:text-style-name="P18" draw:layer="layout" svg:width="25.568cm" svg:height="2.714cm" svg:x="0.594cm" svg:y="8.041cm">
          <draw:text-box>
            <text:p><text:span text:style-name="T8">Ограничение 1:</text:span><text:span text:style-name="T4"> Огарничить количество одинаковых конкретизаций таких НЭЭ, которые изначально появились как рездультат подстановки для одной и той же переменной. </text:span></text:p>
          </draw:text-box>
        </draw:frame>
        <draw:frame draw:style-name="gr2" draw:text-style-name="P18" draw:layer="layout" svg:width="25.568cm" svg:height="1.893cm" svg:x="0.594cm" svg:y="12.941cm">
          <draw:text-box>
            <text:p><text:span text:style-name="T8">Ограничение 2:</text:span><text:span text:style-name="T4"> Сохранять конкретизируемый НЭЭ, при этом порождать новое выражение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11cm">
          <draw:text-box>
            <text:p><text:span text:style-name="T6">Методики/Неограниченные переменные/Фильтрация эрбранова универса</text:span></text:p>
          </draw:text-box>
        </draw:frame>
        <draw:frame draw:style-name="gr2" draw:text-style-name="P18" draw:layer="layout" svg:width="25.568cm" svg:height="1.893cm" svg:x="0.594cm" svg:y="3.441cm">
          <draw:text-box>
            <text:p><text:span text:style-name="T8">Идея:</text:span><text:span text:style-name="T4"> Фильтровать заведомо неподходящие элементы эрбранова универса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" draw:text-style-name="P8" draw:layer="layout" svg:width="25.314cm" svg:height="1.237cm" svg:x="0.102cm" svg:y="0.512cm">
          <draw:text-box>
            <text:p><text:span text:style-name="T6">Методики/k,m-ограничение</text:span></text:p>
          </draw:text-box>
        </draw:frame>
        <draw:frame draw:style-name="gr2" draw:text-style-name="P18" draw:layer="layout" svg:width="25.568cm" svg:height="1.893cm" svg:x="0.594cm" svg:y="2.54cm">
          <draw:text-box>
            <text:p><text:span text:style-name="T8">Идея:</text:span><text:span text:style-name="T4"> Ответ на вопрос принимается, если за последующие k шагов вывода, заданное событие произойдёт m раз. </text:span><text:span text:style-name="T8"><text:s/></text:span></text:p>
          </draw:text-box>
        </draw:frame>
        <draw:frame draw:style-name="gr2" draw:text-style-name="P18" draw:layer="layout" svg:width="25.568cm" svg:height="1.072cm" svg:x="0.762cm" svg:y="6.619cm">
          <draw:text-box>
            <text:p><text:span text:style-name="T4">Два варианта спецификации:</text:span><text:span text:style-name="T8"> </text:span></text:p>
          </draw:text-box>
        </draw:frame>
        <draw:frame draw:style-name="gr2" draw:text-style-name="P18" draw:layer="layout" svg:width="25.568cm" svg:height="2.714cm" svg:x="0.762cm" svg:y="8.019cm">
          <draw:text-box>
            <text:p><text:span text:style-name="T8">1.</text:span><text:span text:style-name="T4"> k,m-опровержение. Обобщение k-опровержения, предложенного А.К. Жерловым. Если за k щагов будет опровергнуто по меньшей мере m базовых подформул.</text:span><text:span text:style-name="T8"> </text:span></text:p>
          </draw:text-box>
        </draw:frame>
        <draw:frame draw:style-name="gr2" draw:text-style-name="P18" draw:layer="layout" svg:width="25.568cm" svg:height="1.893cm" svg:x="0.762cm" svg:y="11.12cm">
          <draw:text-box>
            <text:p><text:span text:style-name="T8">2.</text:span><text:span text:style-name="T4"> k,m-конкретизация. Если за k шагов будет конкретизировано m НЭЭ.</text:span><text:span text:style-name="T8"> </text:span></text:p>
          </draw:text-box>
        </draw:frame>
        <draw:frame draw:style-name="gr2" draw:text-style-name="P18" draw:layer="layout" svg:width="25.568cm" svg:height="2.714cm" svg:x="0.762cm" svg:y="15.819cm">
          <draw:text-box>
            <text:p><text:span text:style-name="T4">Реализация использует ДСВ. В случае неудачи производится возврат, т.е. удаление узлов ДСВ от листа до точки возврата, с последовательной разконкретизацией НЭЭ.</text:span><text:span text:style-name="T8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3cm">
          <draw:text-box>
            <text:p><text:span text:style-name="T6">Методики/Параллельные стратегии</text:span></text:p>
          </draw:text-box>
        </draw:frame>
        <draw:frame draw:style-name="gr2" draw:text-style-name="P18" draw:layer="layout" svg:width="25.568cm" svg:height="1.893cm" svg:x="0.762cm" svg:y="2.418cm">
          <draw:text-box>
            <text:p><text:span text:style-name="T8">Идея</text:span><text:span text:style-name="T4"> использовать принципы Erlang: много </text:span><text:span text:style-name="T8">независимых</text:span><text:span text:style-name="T4"> процессов.</text:span><text:span text:style-name="T8"> </text:span></text:p>
          </draw:text-box>
        </draw:frame>
        <draw:frame draw:style-name="gr2" draw:text-style-name="P18" draw:layer="layout" svg:width="25.568cm" svg:height="2.714cm" svg:x="0.762cm" svg:y="7.719cm">
          <draw:text-box>
            <text:p><text:span text:style-name="T8">1.</text:span><text:span text:style-name="T4"> Независимые базы опровергать в отдельном процессе. Возможно на другом вычислительном узле. Особенно актуально для крупных формул с дизъюнктивными ветвлениями.</text:span><text:span text:style-name="T8"> </text:span></text:p>
          </draw:text-box>
        </draw:frame>
        <draw:frame draw:style-name="gr2" draw:text-style-name="P18" draw:layer="layout" svg:width="25.568cm" svg:height="1.893cm" svg:x="0.762cm" svg:y="10.919cm">
          <draw:text-box>
            <text:p><text:span text:style-name="T8">2.</text:span><text:span text:style-name="T4"> Для каждого вопроса искать ответы в независимых процесах.</text:span></text:p>
          </draw:text-box>
        </draw:frame>
        <draw:frame draw:style-name="gr2" draw:text-style-name="P18" draw:layer="layout" svg:width="25.568cm" svg:height="5.177cm" svg:x="0.762cm" svg:y="13.42cm">
          <draw:text-box>
            <text:p><text:span text:style-name="T8">3.</text:span><text:span text:style-name="T4"> Процедура поиска ответов использует процедуру поиска подстановок для каждого атома из конъюнкта вопроса, которые можно исполнять в независимых процессах. Накладные расходы на создание процессов могут перекрыть полезное время вычислений, поэтому использование стратегии возможно в особых случаях.</text:span></text:p>
          </draw:text-box>
        </draw:frame>
        <draw:frame draw:style-name="gr2" draw:text-style-name="P18" draw:layer="layout" svg:width="25.568cm" svg:height="1.072cm" svg:x="0.762cm" svg:y="6.319cm">
          <draw:text-box>
            <text:p><text:span text:style-name="T4">Три вложенные стратегии:</text:span><text:span text:style-name="T8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0" draw:layer="layout" svg:width="19cm" svg:height="11.811cm" svg:x="4.5cm" svg:y="1.53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5cm">
          <draw:text-box>
            <text:p><text:span text:style-name="T6">Методики/Параллельные стратегии/Тестирование</text:span></text:p>
          </draw:text-box>
        </draw:frame>
        <draw:frame draw:style-name="gr21" draw:text-style-name="P3" draw:layer="layout" svg:width="27.763cm" svg:height="13.299cm" svg:x="0.151cm" svg:y="3.882cm">
          <draw:image xlink:href="Pictures/200000020000031300000179D6FE9F2D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</text:span></text:p>
          </draw:text-box>
        </draw:frame>
        <draw:frame draw:style-name="gr2" draw:text-style-name="P18" draw:layer="layout" svg:width="25.568cm" svg:height="1.893cm" svg:x="0.594cm" svg:y="3.441cm">
          <draw:text-box>
            <text:p><text:span text:style-name="T8">Проблема:</text:span><text:span text:style-name="T4"> Очень много термов. Поиск по ним нужно проводить быстро. </text:span></text:p>
          </draw:text-box>
        </draw:frame>
        <draw:frame draw:style-name="gr2" draw:text-style-name="P18" draw:layer="layout" svg:width="25.568cm" svg:height="2.714cm" svg:x="0.594cm" svg:y="6.542cm">
          <draw:text-box>
            <text:p><text:span text:style-name="T8">Одно из решений:</text:span><text:span text:style-name="T4"> Индексировать термы. Являются древовидными структурами, и требуют специальных методов индексирования. </text:span></text:p>
          </draw:text-box>
        </draw:frame>
        <draw:frame draw:style-name="gr2" draw:text-style-name="P18" draw:layer="layout" svg:width="25.568cm" svg:height="6.819cm" svg:x="0.594cm" svg:y="10.142cm">
          <draw:text-box>
            <text:p><text:span text:style-name="T8">Существующие методы индексирования:</text:span><text:span text:style-name="T4"> Индексирование путями (path indexing), индексирование деревом подстановок (substitution tree indexing), их модификации и др. Требуется адаптация для данной системы. </text:span></text:p>
            <text:p><text:span text:style-name="T4"/></text:p>
            <text:p><text:span text:style-name="T4">Поскольку, ПО-формулы тоже обладают древовидной структурой, возможно обобщение методов индексирования термов до индексирования ПО-формул. 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/Пример</text:span></text:p>
          </draw:text-box>
        </draw:frame>
        <draw:custom-shape draw:style-name="gr22" draw:text-style-name="P21" xml:id="id14" draw:id="id14" draw:layer="layout" svg:width="1.256cm" svg:height="1.255cm" svg:x="23.231cm" svg:y="5.754cm">
          <text:p text:style-name="P3"><text:span text:style-name="T13">B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xml:id="id15" draw:id="id15" draw:layer="layout" svg:width="1.256cm" svg:height="1.255cm" svg:x="20.717cm" svg:y="8.183cm">
          <text:p text:style-name="P3"><text:span text:style-name="T13">e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xml:id="id16" draw:id="id16" draw:layer="layout" svg:width="1.256cm" svg:height="1.255cm" svg:x="23.231cm" svg:y="8.183cm">
          <text:p text:style-name="P3"><text:span text:style-name="T13">f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xml:id="id17" draw:id="id17" draw:layer="layout" svg:width="1.256cm" svg:height="1.255cm" svg:x="25.743cm" svg:y="8.183cm">
          <text:p text:style-name="P3"><text:span text:style-name="T13">m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xml:id="id18" draw:id="id18" draw:layer="layout" svg:width="1.257cm" svg:height="1.256cm" svg:x="21.889cm" svg:y="10.611cm">
          <text:p text:style-name="P3"><text:span text:style-name="T13">f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xml:id="id19" draw:id="id19" draw:layer="layout" svg:width="1.256cm" svg:height="1.256cm" svg:x="24.487cm" svg:y="10.611cm">
          <text:p text:style-name="P3"><text:span text:style-name="T13">t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xml:id="id20" draw:id="id20" draw:layer="layout" svg:width="1.255cm" svg:height="1.255cm" svg:x="20.634cm" svg:y="12.888cm">
          <text:p text:style-name="P3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xml:id="id21" draw:id="id21" draw:layer="layout" svg:width="1.256cm" svg:height="1.255cm" svg:x="22.979cm" svg:y="12.888cm">
          <text:p text:style-name="P3"><text:span text:style-name="T13">k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23.859cm" svg:y1="7.009cm" svg:x2="21.345cm" svg:y2="8.183cm" draw:start-shape="id14" draw:start-glue-point="2" draw:end-shape="id15" draw:end-glue-point="0" svg:d="m23859 7009-2514 1174">
          <text:p/>
        </draw:connector>
        <draw:connector draw:style-name="gr23" draw:text-style-name="P3" draw:layer="layout" draw:type="line" svg:x1="23.859cm" svg:y1="7.009cm" svg:x2="23.859cm" svg:y2="8.183cm" draw:start-shape="id14" draw:start-glue-point="2" draw:end-shape="id16" draw:end-glue-point="0" svg:d="m23859 7009v1174">
          <text:p/>
        </draw:connector>
        <draw:connector draw:style-name="gr23" draw:text-style-name="P3" draw:layer="layout" draw:type="line" svg:x1="23.859cm" svg:y1="7.009cm" svg:x2="25.743cm" svg:y2="8.81cm" draw:start-shape="id14" draw:start-glue-point="2" draw:end-shape="id17" svg:d="m23859 7009 1884 1801">
          <text:p/>
        </draw:connector>
        <draw:connector draw:style-name="gr23" draw:text-style-name="P3" draw:layer="layout" draw:type="line" svg:x1="23.859cm" svg:y1="9.438cm" svg:x2="22.517cm" svg:y2="10.611cm" draw:start-shape="id16" draw:start-glue-point="2" draw:end-shape="id18" draw:end-glue-point="0" svg:d="m23859 9438-1342 1173">
          <text:p/>
        </draw:connector>
        <draw:connector draw:style-name="gr23" draw:text-style-name="P3" draw:layer="layout" draw:type="line" svg:x1="23.859cm" svg:y1="9.438cm" svg:x2="25.115cm" svg:y2="10.611cm" draw:start-shape="id16" draw:start-glue-point="2" draw:end-shape="id19" draw:end-glue-point="0" svg:d="m23859 9438 1256 1173">
          <text:p/>
        </draw:connector>
        <draw:connector draw:style-name="gr23" draw:text-style-name="P3" draw:layer="layout" draw:type="line" svg:x1="22.517cm" svg:y1="11.867cm" svg:x2="21.261cm" svg:y2="12.888cm" draw:end-shape="id20" draw:end-glue-point="0" svg:d="m22517 11867-1256 1021">
          <text:p/>
        </draw:connector>
        <draw:connector draw:style-name="gr23" draw:text-style-name="P3" draw:layer="layout" draw:type="line" svg:x1="22.517cm" svg:y1="11.867cm" svg:x2="23.607cm" svg:y2="12.888cm" draw:end-shape="id21" draw:end-glue-point="0" svg:d="m22517 11867 1090 1021">
          <text:p/>
        </draw:connector>
        <draw:frame draw:style-name="gr24" draw:text-style-name="P22" draw:layer="layout" svg:width="1.178cm" svg:height="1.222cm" svg:x="21.723cm" svg:y="6.597cm">
          <draw:text-box>
            <text:p><text:span text:style-name="T14">1</text:span></text:p>
          </draw:text-box>
        </draw:frame>
        <draw:frame draw:style-name="gr25" draw:text-style-name="P22" draw:layer="layout" svg:width="1.179cm" svg:height="1.222cm" svg:x="23.801cm" svg:y="7.295cm">
          <draw:text-box>
            <text:p><text:span text:style-name="T14">2</text:span></text:p>
          </draw:text-box>
        </draw:frame>
        <draw:frame draw:style-name="gr25" draw:text-style-name="P22" draw:layer="layout" svg:width="1.179cm" svg:height="1.222cm" svg:x="22.431cm" svg:y="9.425cm">
          <draw:text-box>
            <text:p><text:span text:style-name="T14">1</text:span></text:p>
          </draw:text-box>
        </draw:frame>
        <draw:frame draw:style-name="gr26" draw:text-style-name="P22" draw:layer="layout" svg:width="1.178cm" svg:height="1.223cm" svg:x="21.066cm" svg:y="11.699cm">
          <draw:text-box>
            <text:p><text:span text:style-name="T14">1</text:span></text:p>
          </draw:text-box>
        </draw:frame>
        <draw:frame draw:style-name="gr26" draw:text-style-name="P22" draw:layer="layout" svg:width="1.178cm" svg:height="1.223cm" svg:x="24.665cm" svg:y="7.04cm">
          <draw:text-box>
            <text:p><text:span text:style-name="T14">3</text:span></text:p>
          </draw:text-box>
        </draw:frame>
        <draw:frame draw:style-name="gr27" draw:text-style-name="P22" draw:layer="layout" svg:width="1.179cm" svg:height="1.223cm" svg:x="24.511cm" svg:y="9.515cm">
          <draw:text-box>
            <text:p><text:span text:style-name="T14">2</text:span></text:p>
          </draw:text-box>
        </draw:frame>
        <draw:frame draw:style-name="gr27" draw:text-style-name="P22" draw:layer="layout" svg:width="1.179cm" svg:height="1.223cm" svg:x="22.995cm" svg:y="11.742cm">
          <draw:text-box>
            <text:p><text:span text:style-name="T14">2</text:span></text:p>
          </draw:text-box>
        </draw:frame>
        <draw:frame draw:style-name="gr28" draw:text-style-name="P23" draw:layer="layout" svg:width="9.167cm" svg:height="1.704cm" svg:x="6.299cm" svg:y="6.197cm">
          <draw:text-box>
            <text:p><text:span text:style-name="T15">B(e,f(f(c,k),t),m)</text:span></text:p>
          </draw:text-box>
        </draw:frame>
        <draw:frame draw:style-name="gr29" draw:text-style-name="P24" draw:layer="layout" svg:width="4.666cm" svg:height="6.996cm" svg:x="16.269cm" svg:y="5.005cm">
          <draw:text-box>
            <text:p><text:span text:style-name="T16">B</text:span></text:p>
            <text:p><text:span text:style-name="T16">B1e</text:span></text:p>
            <text:p><text:span text:style-name="T16">B2f</text:span></text:p>
            <text:p><text:span text:style-name="T16">B2f1f</text:span></text:p>
            <text:p><text:span text:style-name="T16">B2f1f1c</text:span></text:p>
            <text:p><text:span text:style-name="T16">B2f1f2k</text:span></text:p>
            <text:p><text:span text:style-name="T16">B2f2t</text:span></text:p>
            <text:p><text:span text:style-name="T16">B3m</text:span></text:p>
          </draw:text-box>
        </draw:frame>
        <draw:custom-shape draw:style-name="gr30" draw:text-style-name="P3" draw:layer="layout" svg:width="3.033cm" svg:height="2.275cm" svg:x="12.616cm" svg:y="5.65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25" draw:layer="layout" svg:width="26.5cm" svg:height="1.8cm" svg:x="0.499cm" svg:y="2.701cm">
          <text:p><text:span text:style-name="T17">Each term is represented as list of paths to each subterm.</text:span></text:p>
          <draw:enhanced-geometry svg:viewBox="0 0 21600 21600" draw:path-stretchpoint-x="10800" draw:path-stretchpoint-y="10800" draw:text-areas="?f3 ?f4 ?f5 ?f6" draw:type="round-rectangle" draw:modifiers="2017.48071979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5" draw:layer="layout" svg:width="26.5cm" svg:height="1.8cm" svg:x="0.499cm" svg:y="15.201cm">
          <text:p><text:span text:style-name="T17">Each path refers to a set of corresponding terms.</text:span></text:p>
          <draw:enhanced-geometry svg:viewBox="0 0 21600 21600" draw:path-stretchpoint-x="10800" draw:path-stretchpoint-y="10800" draw:text-areas="?f3 ?f4 ?f5 ?f6" draw:type="round-rectangle" draw:modifiers="2017.48071979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3" draw:layer="layout" svg:width="2.628cm" svg:height="1.242cm" svg:x="1.071cm" svg:y="8.759cm">
          <draw:text-box>
            <text:p><text:span text:style-name="T15">A(e,t)</text:span></text:p>
          </draw:text-box>
        </draw:frame>
        <draw:frame draw:style-name="gr33" draw:text-style-name="P24" draw:layer="layout" svg:width="1.8cm" svg:height="3.435cm" svg:x="5.199cm" svg:y="7.966cm">
          <draw:text-box>
            <text:p><text:span text:style-name="T16">A</text:span></text:p>
            <text:p><text:span text:style-name="T16">A1e</text:span></text:p>
            <text:p><text:span text:style-name="T16">A2t</text:span></text:p>
            <text:p><text:span text:style-name="T16"/></text:p>
          </draw:text-box>
        </draw:frame>
        <draw:custom-shape draw:style-name="gr30" draw:text-style-name="P3" draw:layer="layout" svg:width="1.903cm" svg:height="1.428cm" svg:x="3.317cm" svg:y="8.701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23" draw:layer="layout" svg:width="3.165cm" svg:height="1.242cm" svg:x="0.799cm" svg:y="11.56cm">
          <draw:text-box>
            <text:p><text:span text:style-name="T15">A(f(c),t)</text:span></text:p>
          </draw:text-box>
        </draw:frame>
        <draw:frame draw:style-name="gr35" draw:text-style-name="P24" draw:layer="layout" svg:width="2.369cm" svg:height="4.231cm" svg:x="5.699cm" svg:y="10.867cm">
          <draw:text-box>
            <text:p><text:span text:style-name="T16">A</text:span></text:p>
            <text:p><text:span text:style-name="T16">A1f</text:span></text:p>
            <text:p><text:span text:style-name="T16">A1f1c</text:span></text:p>
            <text:p><text:span text:style-name="T16">A2t</text:span></text:p>
            <text:p><text:span text:style-name="T16"/></text:p>
          </draw:text-box>
        </draw:frame>
        <draw:custom-shape draw:style-name="gr30" draw:text-style-name="P3" draw:layer="layout" svg:width="1.903cm" svg:height="1.428cm" svg:x="3.817cm" svg:y="11.502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24" draw:layer="layout" svg:width="4cm" svg:height="3.435cm" svg:x="0.999cm" svg:y="17.505cm">
          <draw:text-box>
            <text:p><text:span text:style-name="T16">A: {2,3,4}; </text:span></text:p>
            <text:p><text:span text:style-name="T16">A2t: {2,3}; </text:span></text:p>
            <text:p><text:span text:style-name="T16">A1f: {3,4};</text:span></text:p>
            <text:p><text:span text:style-name="T16"/></text:p>
          </draw:text-box>
        </draw:frame>
        <draw:frame draw:style-name="gr32" draw:text-style-name="P23" draw:layer="layout" svg:width="3.283cm" svg:height="1.242cm" svg:x="7.671cm" svg:y="10.061cm">
          <draw:text-box>
            <text:p><text:span text:style-name="T15">A(f(c),e)</text:span></text:p>
          </draw:text-box>
        </draw:frame>
        <draw:frame draw:style-name="gr35" draw:text-style-name="P24" draw:layer="layout" svg:width="2.369cm" svg:height="3.435cm" svg:x="12.699cm" svg:y="9.368cm">
          <draw:text-box>
            <text:p><text:span text:style-name="T16">A</text:span></text:p>
            <text:p><text:span text:style-name="T16">A1f</text:span></text:p>
            <text:p><text:span text:style-name="T16">A1f1c</text:span></text:p>
            <text:p><text:span text:style-name="T16">A2e</text:span></text:p>
          </draw:text-box>
        </draw:frame>
        <draw:custom-shape draw:style-name="gr30" draw:text-style-name="P3" draw:layer="layout" svg:width="1.903cm" svg:height="1.428cm" svg:x="10.817cm" svg:y="10.00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24" draw:layer="layout" svg:width="4.49cm" svg:height="3.435cm" svg:x="5.599cm" svg:y="17.506cm">
          <draw:text-box>
            <text:p><text:span text:style-name="T16">A1f1c: {3,4}; </text:span></text:p>
            <text:p><text:span text:style-name="T16">A2t: {2,3}; </text:span></text:p>
            <text:p><text:span text:style-name="T16">B3m: {1};</text:span></text:p>
            <text:p><text:span text:style-name="T16"/></text:p>
          </draw:text-box>
        </draw:frame>
        <draw:frame draw:style-name="gr36" draw:text-style-name="P24" draw:layer="layout" svg:width="4.608cm" svg:height="3.435cm" svg:x="10.899cm" svg:y="17.507cm">
          <draw:text-box>
            <text:p><text:span text:style-name="T16">B2f1f2k: {1}; </text:span></text:p>
            <text:p><text:span text:style-name="T16">B2f2t: {1}; </text:span></text:p>
            <text:p><text:span text:style-name="T16">...</text:span></text:p>
            <text:p><text:span text:style-name="T16"/></text:p>
          </draw:text-box>
        </draw:frame>
        <draw:custom-shape draw:style-name="gr37" draw:text-style-name="P26" draw:layer="layout" svg:width="1cm" svg:height="1cm" svg:x="5.699cm" svg:y="5.301cm">
          <text:p text:style-name="P3"><text:span text:style-name="T1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6" draw:layer="layout" svg:width="1cm" svg:height="1cm" svg:x="0.499cm" svg:y="7.801cm">
          <text:p text:style-name="P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6" draw:layer="layout" svg:width="1cm" svg:height="1cm" svg:x="5.699cm" svg:y="5.301cm">
          <text:p text:style-name="P3"><text:span text:style-name="T1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6" draw:layer="layout" svg:width="1cm" svg:height="1cm" svg:x="5.699cm" svg:y="5.301cm">
          <text:p text:style-name="P3"><text:span text:style-name="T1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6" draw:layer="layout" svg:width="1cm" svg:height="1cm" svg:x="0.499cm" svg:y="10.501cm">
          <text:p text:style-name="P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6" draw:layer="layout" svg:width="1cm" svg:height="1cm" svg:x="7.299cm" svg:y="9.201cm">
          <text:p text:style-name="P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/Пример</text:span></text:p>
          </draw:text-box>
        </draw:frame>
        <draw:custom-shape draw:style-name="gr38" draw:text-style-name="P3" draw:layer="layout" svg:width="2.373cm" svg:height="1.779cm" svg:x="6.475cm" svg:y="3.906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27" draw:layer="layout" svg:width="4.558cm" svg:height="1.232cm" svg:x="2.055cm" svg:y="4.144cm">
          <draw:text-box>
            <text:p><text:span text:style-name="T19">A(e,x,f(m))</text:span></text:p>
          </draw:text-box>
        </draw:frame>
        <draw:frame draw:style-name="gr40" draw:text-style-name="P27" draw:layer="layout" svg:width="3.015cm" svg:height="2.164cm" svg:x="9.085cm" svg:y="3.725cm">
          <draw:text-box>
            <text:p><text:span text:style-name="T19">A1e</text:span></text:p>
            <text:p><text:span text:style-name="T19">A3f1m</text:span></text:p>
          </draw:text-box>
        </draw:frame>
        <draw:frame draw:style-name="gr41" draw:text-style-name="P23" xml:id="id23" draw:id="id23" draw:layer="layout" svg:width="4.97cm" svg:height="1.332cm" svg:x="1.856cm" svg:y="7.766cm">
          <draw:text-box>
            <text:p><text:span text:style-name="T15">A(e,k,f(m))</text:span></text:p>
          </draw:text-box>
        </draw:frame>
        <draw:frame draw:style-name="gr42" draw:text-style-name="P23" xml:id="id22" draw:id="id22" draw:layer="layout" svg:width="2.233cm" svg:height="1.332cm" svg:x="6.804cm" svg:y="10.968cm">
          <draw:text-box>
            <text:p><text:span text:style-name="T15">A1e</text:span></text:p>
          </draw:text-box>
        </draw:frame>
        <draw:frame draw:style-name="gr43" draw:text-style-name="P23" xml:id="id26" draw:id="id26" draw:layer="layout" svg:width="3.388cm" svg:height="1.332cm" svg:x="13.333cm" svg:y="10.968cm">
          <draw:text-box>
            <text:p><text:span text:style-name="T15">A3f1m</text:span></text:p>
          </draw:text-box>
        </draw:frame>
        <draw:frame draw:style-name="gr44" draw:text-style-name="P23" xml:id="id27" draw:id="id27" draw:layer="layout" svg:width="4.969cm" svg:height="1.332cm" svg:x="6.874cm" svg:y="7.765cm">
          <draw:text-box>
            <text:p><text:span text:style-name="T15">A(k,e,f(m))</text:span></text:p>
          </draw:text-box>
        </draw:frame>
        <draw:frame draw:style-name="gr45" draw:text-style-name="P23" xml:id="id24" draw:id="id24" draw:layer="layout" svg:width="4.688cm" svg:height="1.332cm" svg:x="12.331cm" svg:y="7.765cm">
          <draw:text-box>
            <text:p><text:span text:style-name="T15">A(e,e,f(k))</text:span></text:p>
          </draw:text-box>
        </draw:frame>
        <draw:frame draw:style-name="gr46" draw:text-style-name="P23" xml:id="id25" draw:id="id25" draw:layer="layout" svg:width="5cm" svg:height="1.332cm" svg:x="17.195cm" svg:y="7.765cm">
          <draw:text-box>
            <text:p><text:span text:style-name="T15">A(e,e,f(m))</text:span></text:p>
          </draw:text-box>
        </draw:frame>
        <draw:connector draw:style-name="gr47" draw:text-style-name="P3" draw:layer="layout" draw:type="line" svg:x1="7.92cm" svg:y1="10.968cm" svg:x2="4.341cm" svg:y2="9.098cm" draw:start-shape="id22" draw:start-glue-point="0" draw:end-shape="id23" draw:end-glue-point="2" svg:d="m7920 10968-3579-1870">
          <text:p/>
        </draw:connector>
        <draw:connector draw:style-name="gr47" draw:text-style-name="P3" draw:layer="layout" draw:type="line" svg:x1="7.92cm" svg:y1="10.968cm" svg:x2="14.675cm" svg:y2="9.097cm" draw:start-shape="id22" draw:start-glue-point="0" draw:end-shape="id24" draw:end-glue-point="2" svg:d="m7920 10968 6755-1871">
          <text:p/>
        </draw:connector>
        <draw:connector draw:style-name="gr47" draw:text-style-name="P3" draw:layer="layout" draw:type="line" svg:x1="7.92cm" svg:y1="10.968cm" svg:x2="19.695cm" svg:y2="9.097cm" draw:start-shape="id22" draw:start-glue-point="0" draw:end-shape="id25" draw:end-glue-point="2" svg:d="m7920 10968 11775-1871">
          <text:p/>
        </draw:connector>
        <draw:connector draw:style-name="gr23" draw:text-style-name="P3" draw:layer="layout" draw:type="line" svg:x1="15.027cm" svg:y1="10.968cm" svg:x2="4.341cm" svg:y2="9.098cm" draw:start-shape="id26" draw:start-glue-point="0" draw:end-shape="id23" draw:end-glue-point="2" svg:d="m15027 10968-10686-1870">
          <text:p/>
        </draw:connector>
        <draw:connector draw:style-name="gr23" draw:text-style-name="P3" draw:layer="layout" draw:type="line" svg:x1="15.027cm" svg:y1="10.968cm" svg:x2="9.358cm" svg:y2="9.097cm" draw:start-shape="id26" draw:start-glue-point="0" draw:end-shape="id27" draw:end-glue-point="2" svg:d="m15027 10968-5669-1871">
          <text:p/>
        </draw:connector>
        <draw:connector draw:style-name="gr23" draw:text-style-name="P3" draw:layer="layout" draw:type="line" svg:x1="15.027cm" svg:y1="10.968cm" svg:x2="19.695cm" svg:y2="9.097cm" draw:start-shape="id26" draw:start-glue-point="0" draw:end-shape="id25" draw:end-glue-point="2" svg:d="m15027 10968 4668-1871">
          <text:p/>
        </draw:connector>
        <draw:frame draw:style-name="gr6" draw:layer="layout" svg:width="18.816cm" svg:height="1.036cm" svg:x="2.213cm" svg:y="13.3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8" draw:text-style-name="P28" draw:layer="layout" svg:width="4.658cm" svg:height="1.332cm" svg:x="1.952cm" svg:y="2.922cm">
          <draw:text-box>
            <text:p><text:span text:style-name="T20">Question:</text:span></text:p>
          </draw:text-box>
        </draw:frame>
        <draw:frame draw:style-name="gr48" draw:text-style-name="P28" draw:layer="layout" svg:width="4.658cm" svg:height="1.332cm" svg:x="2.052cm" svg:y="6.522cm">
          <draw:text-box>
            <text:p><text:span text:style-name="T20">Base:</text:span></text:p>
          </draw:text-box>
        </draw:frame>
        <draw:line draw:style-name="gr23" draw:text-style-name="P3" draw:layer="layout" svg:x1="13.001cm" svg:y1="16.5cm" svg:x2="11.501cm" svg:y2="14.5cm">
          <text:p/>
        </draw:line>
        <draw:line draw:style-name="gr23" draw:text-style-name="P3" draw:layer="layout" svg:x1="13.001cm" svg:y1="16.5cm" svg:x2="17.001cm" svg:y2="14.5cm">
          <text:p/>
        </draw:line>
        <draw:frame draw:style-name="gr49" draw:text-style-name="P29" draw:layer="layout" svg:width="15.5cm" svg:height="1.223cm" svg:x="5.301cm" svg:y="16.677cm">
          <draw:text-box>
            <text:p><text:span text:style-name="T17">This two terms are instances of A(e,x,f(m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/Литература</text:span></text:p>
          </draw:text-box>
        </draw:frame>
        <draw:frame draw:style-name="gr2" draw:text-style-name="P18" draw:layer="layout" svg:width="25.568cm" svg:height="2.714cm" svg:x="1.016cm" svg:y="3.128cm">
          <draw:text-box>
            <text:p><text:span text:style-name="T4">Индексирование термов является одной из основных тем исследования в области АДТ. Хотя, стали появляться комментарии вроде “Индексирование – необходимое зло”. <text:s/></text:span></text:p>
          </draw:text-box>
        </draw:frame>
        <draw:frame draw:style-name="gr2" draw:text-style-name="P18" draw:layer="layout" svg:width="25.568cm" svg:height="13.629cm" svg:x="1.016cm" svg:y="6.528cm">
          <draw:text-box>
            <text:p><text:span text:style-name="T4">Литература:</text:span></text:p>
            <text:p><text:span text:style-name="T4"/></text:p>
            <text:p><text:span text:style-name="T21">1.</text:span><text:span text:style-name="T22"> Graf P. Substitution Tree Indexing // Proceedings of the 6th International Conference on Rewriting Techniques and Applications. 1995. P.117-131. </text:span></text:p>
            <text:p><text:span text:style-name="T22"><text:s/></text:span></text:p>
            <text:p><text:span text:style-name="T21">2.</text:span><text:span text:style-name="T22"> Graf P. Term Indexing (Lecture Notes in Computer Science / Lecture Notes in Artificial Intelligence). Springer; 1 edition. March 27, 1996.</text:span></text:p>
            <text:p><text:span text:style-name="T22"/></text:p>
            <text:p><text:span text:style-name="T21">3.</text:span><text:span text:style-name="T22"> McCune W. Experiments with Discrimination-Tree indexing and Path Indexing for Term Retrieval // Journal of Automated Reasoning. 1992. V.9(2). P.147-167.</text:span></text:p>
            <text:p><text:span text:style-name="T22"/></text:p>
            <text:p><text:span text:style-name="T21">4.</text:span><text:span text:style-name="T22"> Sekar, R., Ramakrishnan, I.V., Voronkov, A. Term Indexing. In: Robinson, A., Voronkov, A. (eds.) Handbook of Automated Reasoning, pp. 1853-1964. MIT Press, Cambridge. 2001.</text:span></text:p>
            <text:p><text:span text:style-name="T22"/></text:p>
            <text:p><text:span text:style-name="T21">5.</text:span><text:span text:style-name="T22"> Stickel M. The path-indexing method for indexing terms. / Stickel M. // Technical Note 473, Artificial Intelligence Center, SRI International, RAVENSWOOD AVE., MENLO PARK, CA 94025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6cm">
          <draw:text-box>
            <text:p><text:span text:style-name="T6">Методики/Кэширование</text:span></text:p>
          </draw:text-box>
        </draw:frame>
        <draw:frame draw:style-name="gr2" draw:text-style-name="P18" draw:layer="layout" svg:width="25.568cm" svg:height="2.714cm" svg:x="0.594cm" svg:y="3.442cm">
          <draw:text-box>
            <text:p><text:span text:style-name="T23">Сохраняются некоторые повторяющиеся вычисления:</text:span></text:p>
            <text:p><text:span text:style-name="T8">1.</text:span><text:span text:style-name="T23"> Процедуры поиска ответных подстановок.</text:span></text:p>
            <text:p><text:span text:style-name="T8">2.</text:span><text:span text:style-name="T23"> Проверка свойств выражений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Равенства</text:span></text:p>
          </draw:text-box>
        </draw:frame>
        <draw:frame draw:style-name="gr2" draw:text-style-name="P18" draw:layer="layout" svg:width="25.568cm" svg:height="2.714cm" svg:x="0.594cm" svg:y="3.442cm">
          <draw:text-box>
            <text:p><text:span text:style-name="T8">Проблема:</text:span><text:span text:style-name="T4"> Крайне неэффективно в явной форме использовать аксиомы равенства (рефлексивность, симметричность, транзитивность, подстановочность).</text:span></text:p>
          </draw:text-box>
        </draw:frame>
        <draw:frame draw:style-name="gr2" draw:text-style-name="P18" draw:layer="layout" svg:width="25.568cm" svg:height="1.893cm" svg:x="0.594cm" svg:y="6.642cm">
          <draw:text-box>
            <text:p><text:span text:style-name="T8">Ограничения:</text:span><text:span text:style-name="T4"> Необходимо сохранить особенности исчисления ПО-формул.</text:span></text:p>
          </draw:text-box>
        </draw:frame>
        <draw:frame draw:style-name="gr2" draw:text-style-name="P18" draw:layer="layout" svg:width="25.568cm" svg:height="1.893cm" svg:x="0.594cm" svg:y="9.243cm">
          <draw:text-box>
            <text:p><text:span text:style-name="T8">Решение:</text:span><text:span text:style-name="T4"> Использовать системы переписывания термов (СПТ) для генерации эквивалентных фактов в базе.</text:span></text:p>
          </draw:text-box>
        </draw:frame>
        <draw:frame draw:style-name="gr2" draw:text-style-name="P18" draw:layer="layout" svg:width="25.568cm" svg:height="1.072cm" svg:x="0.594cm" svg:y="11.744cm">
          <draw:text-box>
            <text:p><text:span text:style-name="T8">Пример:</text:span><text:span text:style-name="T4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8cm">
          <draw:text-box>
            <text:p><text:span text:style-name="T6">Программная система/Глава 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Подсистемы</text:span></text:p>
          </draw:text-box>
        </draw:frame>
        <draw:frame draw:style-name="gr2" draw:text-style-name="P18" draw:layer="layout" svg:width="25.568cm" svg:height="1.072cm" svg:x="0.762cm" svg:y="3.119cm">
          <draw:text-box>
            <text:p><text:span text:style-name="T8">1.</text:span><text:span text:style-name="T4"> Контроллер доступа к формуле.</text:span><text:span text:style-name="T8"> </text:span></text:p>
          </draw:text-box>
        </draw:frame>
        <draw:frame draw:style-name="gr2" draw:text-style-name="P18" draw:layer="layout" svg:width="25.568cm" svg:height="1.072cm" svg:x="0.762cm" svg:y="4.719cm">
          <draw:text-box>
            <text:p><text:span text:style-name="T8">2.</text:span><text:span text:style-name="T4"> Поиск ответных подстановок.</text:span><text:span text:style-name="T8"> </text:span></text:p>
          </draw:text-box>
        </draw:frame>
        <draw:frame draw:style-name="gr2" draw:text-style-name="P18" draw:layer="layout" svg:width="25.568cm" svg:height="1.072cm" svg:x="0.762cm" svg:y="9.019cm">
          <draw:text-box>
            <text:p><text:span text:style-name="T8">8.</text:span><text:span text:style-name="T4"> Супервизор.</text:span><text:span text:style-name="T8"> </text:span></text:p>
          </draw:text-box>
        </draw:frame>
        <draw:frame draw:style-name="gr2" draw:text-style-name="P18" draw:layer="layout" svg:width="25.568cm" svg:height="1.072cm" svg:x="0.762cm" svg:y="6.419cm">
          <draw:text-box>
            <text:p><text:span text:style-name="T8">3.</text:span><text:span text:style-name="T4"> Выборщик стратегий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Процедуры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Транслятор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draw:frame draw:style-name="gr2" draw:text-style-name="P8" draw:layer="layout" svg:width="27.584cm" svg:height="1.237cm" svg:x="0.102cm" svg:y="0.519cm">
          <draw:text-box>
            <text:p><text:span text:style-name="T6">Приложения и тестирование/Глава 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draw:frame draw:style-name="gr2" draw:text-style-name="P8" draw:layer="layout" svg:width="27.584cm" svg:height="1.237cm" svg:x="0.102cm" svg:y="0.52cm">
          <draw:text-box>
            <text:p><text:span text:style-name="T6">Приложения и тестирование/Библиотека TPTP</text:span></text:p>
          </draw:text-box>
        </draw:frame>
        <draw:frame draw:style-name="gr2" draw:text-style-name="P19" draw:layer="layout" svg:width="25.568cm" svg:height="15.85cm" svg:x="0.594cm" svg:y="3.543cm">
          <draw:text-box>
            <text:p><text:span text:style-name="T4">Библиотека TPTP (Thousands of Problems for Theorem Provers, www.tptp.org). Является де-факто стандартом для тестирования первопорядковых систем АДТ. Регулярно обновляется и растёт.</text:span></text:p>
            <text:p><text:span text:style-name="T4"><text:s/></text:span></text:p>
            <text:p><text:span text:style-name="T4"/></text:p>
            <text:p><text:span text:style-name="T4">Тысячи задач, классифицированные по многим критериям: рейтинг (сколько state-of-the-art систем могут решить задачу), количественные характеристики формулы, тип формул (теорема, открытая проблема и т.п.), формат формул (FOF, CNF и др.), предметная область (геометрия, медицина, головоломки, алгебра, менеджмент, верификация, планирование и др.)</text:span></text:p>
            <text:p><text:span text:style-name="T4"><text:s/></text:span></text:p>
            <text:p><text:span text:style-name="T4"/></text:p>
            <text:p><text:span text:style-name="T4">Рейтинг. В библиотеку включены лучшие системы АДТ мирового уровня. Если ниодна из систем не может решить задачу, значит рейтинг 1.0, если все решают, то 0.0. К классу difficult относятся задачи с рейтингом уже от 0.04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draw:frame draw:style-name="gr2" draw:text-style-name="P8" draw:layer="layout" svg:width="27.584cm" svg:height="1.237cm" svg:x="0.102cm" svg:y="0.52cm">
          <draw:text-box>
            <text:p><text:span text:style-name="T6">Приложения и тестирование/Результаты</text:span></text:p>
          </draw:text-box>
        </draw:frame>
        <draw:frame draw:style-name="gr2" draw:text-style-name="P18" draw:layer="layout" svg:width="25.568cm" svg:height="1.072cm" svg:x="0.594cm" svg:y="2.541cm">
          <draw:text-box>
            <text:p><text:span text:style-name="T8">1.</text:span><text:span text:style-name="T4"> Решены некоторые задачи с рейтингом от 0.5 до 0.62. </text:span><text:span text:style-name="T8"><text:s/></text:span></text:p>
          </draw:text-box>
        </draw:frame>
        <draw:frame draw:style-name="gr2" draw:text-style-name="P18" draw:layer="layout" svg:width="25.568cm" svg:height="1.072cm" svg:x="0.594cm" svg:y="4.441cm">
          <draw:text-box>
            <text:p><text:span text:style-name="T8">2.</text:span><text:span text:style-name="T4"> Достаточно много задач рейтингом от 0.21 до 0.5 </text:span><text:span text:style-name="T8"><text:s/></text:span></text:p>
          </draw:text-box>
        </draw:frame>
        <draw:frame draw:style-name="gr2" draw:text-style-name="P18" draw:layer="layout" svg:width="25.568cm" svg:height="1.072cm" svg:x="0.594cm" svg:y="6.141cm">
          <draw:text-box>
            <text:p><text:span text:style-name="T8">3.</text:span><text:span text:style-name="T4"> Очень много задач с рейтингом меньше 0.21. </text:span><text:span text:style-name="T8"><text:s/></text:span></text:p>
          </draw:text-box>
        </draw:frame>
        <draw:frame draw:style-name="gr2" draw:text-style-name="P18" draw:layer="layout" svg:width="25.568cm" svg:height="1.893cm" svg:x="0.594cm" svg:y="7.541cm">
          <draw:text-box>
            <text:p><text:span text:style-name="T8">4.</text:span><text:span text:style-name="T4"> Хорошие результаты в следующих предметных областях: геометрия, менеджмент, Syntactic, Commonseance reasoning</text:span></text:p>
          </draw:text-box>
        </draw:frame>
        <draw:frame draw:style-name="gr2" draw:text-style-name="P18" draw:layer="layout" svg:width="25.568cm" svg:height="1.072cm" svg:x="0.594cm" svg:y="9.942cm">
          <draw:text-box>
            <text:p><text:span text:style-name="T8">5.</text:span><text:span text:style-name="T4"> Для “парового катка” найден минимальный вывод.</text:span></text:p>
          </draw:text-box>
        </draw:frame>
        <draw:frame draw:style-name="gr2" draw:text-style-name="P18" draw:layer="layout" svg:width="25.568cm" svg:height="1.893cm" svg:x="0.594cm" svg:y="11.642cm">
          <draw:text-box>
            <text:p><text:span text:style-name="T8">6.</text:span><text:span text:style-name="T4"> Решаются некоторые очень крупные задачи: тысячи подформул-вопрсов, большая глубина, размер более 1мб.</text:span></text:p>
          </draw:text-box>
        </draw:frame>
        <draw:frame draw:style-name="gr2" draw:text-style-name="P18" draw:layer="layout" svg:width="25.568cm" svg:height="1.893cm" svg:x="0.594cm" svg:y="13.943cm">
          <draw:text-box>
            <text:p><text:span text:style-name="T8">7.</text:span><text:span text:style-name="T4"> Некоторые satisfiable задачи распознаются как satisfiable.</text:span></text:p>
          </draw:text-box>
        </draw:frame>
        <draw:frame draw:style-name="gr2" draw:text-style-name="P18" draw:layer="layout" svg:width="25.568cm" svg:height="1.072cm" svg:x="0.594cm" svg:y="16.144cm">
          <draw:text-box>
            <text:p><text:span text:style-name="T8">8.</text:span><text:span text:style-name="T4"> Вкл/Выкл стратегий наглядно демонстрирует их пользу. </text:span></text:p>
          </draw:text-box>
        </draw:frame>
        <draw:frame draw:style-name="gr2" draw:text-style-name="P18" draw:layer="layout" svg:width="26.584cm" svg:height="1.072cm" svg:x="0.594cm" svg:y="17.944cm">
          <draw:text-box>
            <text:p><text:span text:style-name="T8">9.</text:span><text:span text:style-name="T4"> Выделены классы задач, наиболее подходящие для ПО-формул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draw:frame draw:style-name="gr2" draw:text-style-name="P8" draw:layer="layout" svg:width="27.584cm" svg:height="1.237cm" svg:x="0.102cm" svg:y="0.52cm">
          <draw:text-box>
            <text:p><text:span text:style-name="T6">Приложения и тестирование/Сравнение</text:span></text:p>
          </draw:text-box>
        </draw:frame>
        <draw:frame draw:style-name="gr2" draw:text-style-name="P18" draw:layer="layout" svg:width="25.568cm" svg:height="4.356cm" svg:x="0.594cm" svg:y="2.541cm">
          <draw:text-box>
            <text:p><text:span text:style-name="T8">1.</text:span><text:span text:style-name="T4"> Сильнейшие из сильнейших системы: EP, Vampire, iProver выигрывают в сложности решаемых задач, то есть могут решать некоторые задачи с рейтингом близким к 0.9. Как правило только эти системы и могут решить такие задачи, поэтому у них такой выоский рейтинг. </text:span><text:span text:style-name="T8"><text:s/></text:span></text:p>
          </draw:text-box>
        </draw:frame>
        <draw:frame draw:style-name="gr2" draw:text-style-name="P18" draw:layer="layout" svg:width="25.568cm" svg:height="2.714cm" svg:x="0.594cm" svg:y="7.241cm">
          <draw:text-box>
            <text:p><text:span text:style-name="T8">2. </text:span><text:span text:style-name="T4">В простых и средних задачах, как правило разница незначительная с переменным успехом. Выигрыш по времени у просто сильнейших систем. <text:s/></text:span><text:span text:style-name="T8"><text:s/></text:span></text:p>
          </draw:text-box>
        </draw:frame>
        <draw:frame draw:style-name="gr2" draw:text-style-name="P18" draw:layer="layout" svg:width="25.568cm" svg:height="1.072cm" svg:x="0.594cm" svg:y="10.641cm">
          <draw:text-box>
            <text:p><text:span text:style-name="T8">3. </text:span><text:span text:style-name="T4">Выигрываем у многих других систем. </text:span></text:p>
          </draw:text-box>
        </draw:frame>
        <draw:frame draw:style-name="gr2" draw:text-style-name="P18" draw:layer="layout" svg:width="25.568cm" svg:height="2.714cm" svg:x="0.594cm" svg:y="12.541cm">
          <draw:text-box>
            <text:p><text:span text:style-name="T8">4. </text:span><text:span text:style-name="T4">Возможны неожиданные результаты, когда не решается задача с рейтингом 0 или около. Это касается и остальных систем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draw:frame draw:style-name="gr2" draw:text-style-name="P8" draw:layer="layout" svg:width="27.584cm" svg:height="1.237cm" svg:x="0.102cm" svg:y="0.521cm">
          <draw:text-box>
            <text:p><text:span text:style-name="T6">Приложения и тестирование/Статистика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draw:frame draw:style-name="gr2" draw:text-style-name="P8" draw:layer="layout" svg:width="20.742cm" svg:height="1.237cm" svg:x="0.402cm" svg:y="0.508cm">
          <draw:text-box>
            <text:p><text:span text:style-name="T6">Заключение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1e7e5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1e7e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2-29T08:02:34</meta:creation-date>
    <meta:editing-duration>P5DT20H54M2S</meta:editing-duration>
    <meta:editing-cycles>105</meta:editing-cycles>
    <meta:generator>LibreOffice/3.5$Linux_x86 LibreOffice_project/350m1$Build-2</meta:generator>
    <dc:date>2012-10-18T14:13:53</dc:date>
    <meta:document-statistic meta:object-count="382"/>
  </office:meta>
</office:document-meta>
</file>

<file path=Object 1/content.xml><?xml version="1.0" encoding="utf-8"?>
<math xmlns="http://www.w3.org/1998/Math/MathML">
  <semantics>
    <mrow>
      <mo stretchy="false">∀</mo>
      <mi mathvariant="normal">:</mi>
      <mi>T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k</mi>
                              <mi>,</mi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>C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x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 \{stack{ exists{} : A(k)  
left lbrace alignl  
stack{
forall{x} : P(k,x) \{ exists : C(x)   #
forall{x} : A(x) left lbrace alignl stack{exists : D(x) # exists{z}:P(x,z)} right none 
}
right none 


}   
</annotation>
  </semantics>
</math>
</file>

<file path=Object 10/content.xml><?xml version="1.0" encoding="utf-8"?>
<math xmlns="http://www.w3.org/1998/Math/MathML">
  <semantics>
    <mrow>
      <mo stretchy="false">θ</mo>
      <mi mathvariant="normal">:</mi>
      <mover accent="true">
        <mrow>
          <mi>y</mi>
        </mrow>
        <mo stretchy="false">̄</mo>
      </mover>
      <mo stretchy="false">→</mo>
      <msup>
        <mi>H</mi>
        <mrow>
          <mo stretchy="false">∞</mo>
        </mrow>
      </msup>
    </mrow>
    <annotation encoding="StarMath 5.0">%theta: bar{y} rightarrow H^{infty}  </annotation>
  </semantics>
</math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Обычный" fo:font-size="16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5cm" svg:stroke-color="#b3b3b3"/>
      <style:text-properties fo:font-family="Ubuntu" style:font-style-name="Полужирный" fo:font-size="16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family="Ubuntu" style:font-style-name="Курсив" fo:font-size="16pt" fo:font-style="italic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width="0.05cm" svg:stroke-color="#b3b3b3"/>
      <style:text-properties fo:font-family="Ubuntu" style:font-style-name="Полужирный" fo:font-size="16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family="Ubuntu" style:font-style-name="Курсив" fo:font-size="16pt" fo:font-style="italic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01cm" svg:height="11.812cm" xlink:href="." xlink:type="simple" chart:class="chart:line" chart:style-name="ch1">
        <chart:legend chart:legend-position="end" svg:x="14.112cm" svg:y="4.813cm" style:legend-expansion="high" chart:style-name="ch2"/>
        <chart:plot-area chart:style-name="ch3" chart:data-source-has-labels="both" svg:x="1.804cm" svg:y="1.079cm" svg:width="12.204cm" svg:height="9.103cm">
          <chartooo:coordinate-region svg:x="2.822cm" svg:y="1.398cm" svg:width="10.867cm" svg:height="7.899cm"/>
          <chart:axis chart:dimension="x" chart:name="primary-x" chart:style-name="ch4" chartooo:axis-type="text">
            <chart:title svg:x="3.954cm" svg:y="10.419cm" chart:style-name="ch5">
              <text:p>number of computation nodes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7.015cm" chart:style-name="ch7">
              <text:p>time ratio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ategy 1</text:p>
              </table:table-cell>
              <table:table-cell office:value-type="string">
                <text:p>Strategy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table>
            <mtr>
              <mtd>
                <mrow>
                  <mo stretchy="false">∃</mo>
                  <mrow/>
                  <mi mathvariant="normal">:</mi>
                  <mi>A</mi>
                  <mrow>
                    <mo stretchy="false">(</mo>
                    <mrow>
                      <mi>k</mi>
                    </mrow>
                    <mo stretchy="false">)</mo>
                  </mrow>
                  <mi>,</mi>
                  <mi>D</mi>
                  <mrow>
                    <mo stretchy="false">(</mo>
                    <mrow>
                      <mi>k</mi>
                    </mrow>
                    <mo stretchy="false">)</mo>
                  </mrow>
                  <mrow>
                    <mo stretchy="true">{</mo>
                    <mrow>
                      <mtable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P</mi>
                              <mrow>
                                <mo stretchy="false">(</mo>
                                <mrow>
                                  <mi>k</mi>
                                  <mi>,</mi>
                                  <mi>x</mi>
                                </mrow>
                                <mo stretchy="false">)</mo>
                              </mrow>
                              <mo stretchy="false">{</mo>
                              <mo stretchy="false">∃</mo>
                              <mi mathvariant="normal">:</mi>
                              <mi>C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A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  <mrow>
                                <mo stretchy="true">{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row>
                                              <mi>x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row>
                                            <mi>z</mi>
                                          </mrow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  <mtr>
              <mtd>
                <mrow>
                  <mo stretchy="false">∃</mo>
                  <mrow/>
                  <mi mathvariant="normal">:</mi>
                  <mi>A</mi>
                  <mrow>
                    <mo stretchy="false">(</mo>
                    <mrow>
                      <mi>k</mi>
                    </mrow>
                    <mo stretchy="false">)</mo>
                  </mrow>
                  <mi>,</mi>
                  <mi>P</mi>
                  <mrow>
                    <mo stretchy="false">(</mo>
                    <mrow>
                      <mi>k</mi>
                      <mi>,</mi>
                      <mi>z</mi>
                      <mi>'</mi>
                    </mrow>
                    <mo stretchy="false">)</mo>
                  </mrow>
                  <mrow>
                    <mo stretchy="true">{</mo>
                    <mrow>
                      <mtable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P</mi>
                              <mrow>
                                <mo stretchy="false">(</mo>
                                <mrow>
                                  <mi>k</mi>
                                  <mi>,</mi>
                                  <mi>x</mi>
                                </mrow>
                                <mo stretchy="false">)</mo>
                              </mrow>
                              <mo stretchy="false">{</mo>
                              <mo stretchy="false">∃</mo>
                              <mi mathvariant="normal">:</mi>
                              <mi>C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A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  <mrow>
                                <mo stretchy="true">{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row>
                                              <mi>x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row>
                                            <mi>z</mi>
                                          </mrow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orall : T left lbrace alignl stack{ exists{} : A(k),D(k)  
left lbrace alignl  
stack{
forall{x} : P(k,x) \{ exists : C(x) #
forall{x} : A(x) left lbrace alignl stack{exists : D(x) # exists{z}:P(x,z)} right none 
}
right none #
exists{}: A(k),P(k,z') 
left lbrace alignl  
stack{
forall{x} : P(k,x) \{ exists : C(x) #
forall{x} : A(x) left lbrace alignl stack{exists : D(x) # exists{z}:P(x,z)} right none 
}
right none 
}   
right none</annotation>
  </semantics>
</math>
</file>

<file path=Object 3/content.xml><?xml version="1.0" encoding="utf-8"?>
<math xmlns="http://www.w3.org/1998/Math/MathML">
  <semantics>
    <mrow>
      <mi>Q</mi>
      <mrow>
        <mo stretchy="false">(</mo>
        <mrow>
          <mover accent="true">
            <mrow>
              <mi>y</mi>
            </mrow>
            <mo stretchy="false">̃</mo>
          </mover>
        </mrow>
        <mo stretchy="false">)</mo>
      </mrow>
      <mrow>
        <mo stretchy="false">θ</mo>
        <mo stretchy="false">⊆</mo>
        <mi>B</mi>
      </mrow>
      <mrow>
        <mo stretchy="false">(</mo>
        <mrow>
          <mover accent="true">
            <mrow>
              <mi>x</mi>
            </mrow>
            <mo stretchy="false">̃</mo>
          </mover>
        </mrow>
        <mo stretchy="false">)</mo>
      </mrow>
    </mrow>
    <annotation encoding="StarMath 5.0">Q(tilde{y})%theta subseteq B(tilde{x})</annotation>
  </semantics>
</math>
</file>

<file path=Object 4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o stretchy="false">∃</mo>
          <mrow>
            <mi>v</mi>
          </mrow>
          <mi mathvariant="normal">:</mi>
          <mi>A</mi>
          <mrow>
            <mo stretchy="false">(</mo>
            <mrow>
              <mi>v</mi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C</mi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  <mi>,</mi>
                  <mi>Q</mi>
                  <mrow>
                    <mo stretchy="false">(</mo>
                    <mrow>
                      <mi>t</mi>
                      <mrow>
                        <mo stretchy="false">(</mo>
                        <mrow>
                          <mi>e</mi>
                          <mi>,</mi>
                          <mi>e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A</mi>
                  <mrow>
                    <mo stretchy="false">(</mo>
                    <mrow>
                      <mi>x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C</mi>
                      <mrow>
                        <mo stretchy="false">(</mo>
                        <mrow>
                          <mi>x</mi>
                          <mi>,</mi>
                          <mi>y</mi>
                        </mrow>
                        <mo stretchy="false">)</mo>
                      </mrow>
                      <mi>,</mi>
                      <mi>Q</mi>
                      <mrow>
                        <mo stretchy="false">(</mo>
                        <mrow>
                          <mi>y</mi>
                        </mrow>
                        <mo stretchy="false">)</mo>
                      </mrow>
                    </mrow>
                  </mrow>
                </mrow>
              </mtd>
            </mtr>
          </mtable>
        </mrow>
      </mrow>
    </mrow>
    <annotation encoding="StarMath 5.0">forall : T left lbrace exists{v} : A(v) right none  
left lbrace alignl  
stack{
forall{x,y} : C(x,y),Q(t(e,e)) left lbrace  exists : False right none  #
forall{x,y} : A(x) left lbrace exists : C(x,y), Q(y) right none 
}
right none   </annotation>
  </semantics>
</math>
</file>

<file path=Object 5/content.xml><?xml version="1.0" encoding="utf-8"?>
<math xmlns="http://www.w3.org/1998/Math/MathML">
  <semantics>
    <mrow>
      <mo stretchy="false">∀</mo>
      <mi mathvariant="normal">:</mi>
      <mi>T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i>,</mi>
              <mi>B</mi>
              <mrow>
                <mo stretchy="false">(</mo>
                <mrow>
                  <mi>f</mi>
                  <mrow>
                    <mo stretchy="false">(</mo>
                    <mrow>
                      <mi>e</mi>
                    </mrow>
                    <mo stretchy="false">)</mo>
                  </mrow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D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x</mi>
                              <mi>,</mi>
                              <mi>y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i>,</mi>
                          <mi>B</mi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y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 \{stack{ exists{} : A(k),B(f(e))  
left lbrace alignl  
stack{
forall{x} : D(x) \{ exists : False   #
forall{x,y} : P(x,y) \{ exists : False   #
forall{x,y} : A(x),B(y) left lbrace alignl stack{exists : D(y) # exists{z}:P(x,z)} right none 
}
right none 


}   
</annotation>
  </semantics>
</math>
</file>

<file path=Object 6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7/content.xml><?xml version="1.0" encoding="utf-8"?>
<math xmlns="http://www.w3.org/1998/Math/MathML">
  <semantics>
    <mrow>
      <mrow>
        <mrow>
          <mo stretchy="false">[</mo>
          <mi mathvariant="italic">A1e</mi>
          <mo stretchy="false">]</mo>
        </mrow>
        <mo stretchy="false">∩</mo>
        <mrow>
          <mo stretchy="false">[</mo>
          <mi mathvariant="italic">A3f1m</mi>
          <mo stretchy="false">]</mo>
        </mrow>
      </mrow>
      <mo stretchy="false">=</mo>
      <mrow>
        <mo stretchy="false">{</mo>
        <mrow>
          <mi>A</mi>
          <mrow>
            <mo stretchy="false">(</mo>
            <mrow>
              <mi>e</mi>
              <mi>,</mi>
              <mi>k</mi>
              <mi>,</mi>
              <mi>f</mi>
              <mrow>
                <mo stretchy="false">(</mo>
                <mi>m</mi>
                <mo stretchy="false">)</mo>
              </mrow>
            </mrow>
            <mo stretchy="false">)</mo>
          </mrow>
          <mi>,</mi>
          <mi>A</mi>
          <mrow>
            <mo stretchy="false">(</mo>
            <mrow>
              <mi>e</mi>
              <mi>,</mi>
              <mi>e</mi>
              <mi>,</mi>
              <mi>f</mi>
              <mrow>
                <mo stretchy="false">(</mo>
                <mi>m</mi>
                <mo stretchy="false">)</mo>
              </mrow>
            </mrow>
            <mo stretchy="false">)</mo>
          </mrow>
        </mrow>
        <mo stretchy="false">}</mo>
      </mrow>
    </mrow>
    <annotation encoding="StarMath 5.0">[A1e] intersection [A3f1m] =
lbrace A(e,k,f(m)), A(e,e,f(m)) rbrace  </annotation>
  </semantics>
</math>
</file>

<file path=Object 8/content.xml><?xml version="1.0" encoding="utf-8"?>
<math xmlns="http://www.w3.org/1998/Math/MathML">
  <semantics>
    <mrow>
      <mo stretchy="false">∀</mo>
      <mover accent="true">
        <mrow>
          <mi>y</mi>
        </mrow>
        <mo stretchy="false">̄</mo>
      </mover>
      <mi mathvariant="normal">:</mi>
      <mi>Q</mi>
      <mrow>
        <mo stretchy="false">(</mo>
        <mrow>
          <mover accent="true">
            <mrow>
              <mi>y</mi>
            </mrow>
            <mo stretchy="false">̃</mo>
          </mover>
        </mrow>
        <mo stretchy="false">)</mo>
      </mrow>
    </mrow>
    <annotation encoding="StarMath 5.0">forall bar{y}:Q(tilde{y})</annotation>
  </semantics>
</math>
</file>

<file path=Object 9/content.xml><?xml version="1.0" encoding="utf-8"?>
<math xmlns="http://www.w3.org/1998/Math/MathML">
  <semantics>
    <mrow>
      <mo stretchy="false">∃</mo>
      <mover accent="true">
        <mrow>
          <mi>x</mi>
        </mrow>
        <mo stretchy="false">̄</mo>
      </mover>
      <mi mathvariant="normal">:</mi>
      <mi>B</mi>
      <mrow>
        <mo stretchy="false">(</mo>
        <mrow>
          <mover accent="true">
            <mrow>
              <mi>x</mi>
            </mrow>
            <mo stretchy="false">̃</mo>
          </mover>
        </mrow>
        <mo stretchy="false">)</mo>
      </mrow>
    </mrow>
    <annotation encoding="StarMath 5.0">exists bar{x}:B(tilde{x})</annotation>
  </semantics>
</math>
</file>